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431cm"/>
    </style:style>
    <style:style style:name="co5" style:family="table-column">
      <style:table-column-properties fo:break-before="auto" style:column-width="4.893cm"/>
    </style:style>
    <style:style style:name="co14" style:family="table-column">
      <style:table-column-properties fo:break-before="auto" style:column-width="3.029cm"/>
    </style:style>
    <style:style style:name="co13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662cm"/>
    </style:style>
    <style:style style:name="co10" style:family="table-column">
      <style:table-column-properties fo:break-before="auto" style:column-width="6.599cm"/>
    </style:style>
    <style:style style:name="co11" style:family="table-column">
      <style:table-column-properties fo:break-before="auto" style:column-width="1.236cm"/>
    </style:style>
    <style:style style:name="co12" style:family="table-column">
      <style:table-column-properties fo:break-before="auto" style:column-width="1.401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2.037cm"/>
    </style:style>
    <style:style style:name="co17" style:family="table-column">
      <style:table-column-properties fo:break-before="auto" style:column-width="1.764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1.773cm"/>
    </style:style>
    <style:style style:name="ro1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_20_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fo:padding="0.071cm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ackground-color="#ffff00" fo:padding="0.071cm"/>
    </style:style>
    <style:style style:name="ce21" style:family="table-cell" style:parent-style-name="Default">
      <style:table-cell-properties fo:background-color="#ffff00" fo:padding="0.071cm"/>
    </style:style>
    <style:style style:name="ce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3">
        <office:forms form:automatic-focus="false" form:apply-design-mode="false"/>
        <table:table-column table:style-name="co9" table:default-cell-style-name="ce14"/>
        <table:table-column table:style-name="co10" table:default-cell-style-name="ce18"/>
        <table:table-column table:style-name="co3" table:default-cell-style-name="ce21"/>
        <table:table-column table:style-name="co13" table:default-cell-style-name="ce23"/>
        <table:table-column table:style-name="co11" table:default-cell-style-name="ce26"/>
        <table:table-column table:style-name="co5" table:default-cell-style-name="ce18"/>
        <table:table-column table:style-name="co12" table:default-cell-style-name="ce18"/>
        <table:table-column table:style-name="co15" table:default-cell-style-name="ce23"/>
        <table:table-column table:style-name="co8" table:default-cell-style-name="ce18"/>
        <table:table-column table:style-name="co16" table:default-cell-style-name="ce21"/>
        <table:table-column table:style-name="co17" table:default-cell-style-name="ce18"/>
        <table:table-column table:style-name="co8" table:default-cell-style-name="ce18"/>
        <table:table-column table:style-name="co18" table:default-cell-style-name="ce18"/>
        <table:table-column table:style-name="co3" table:default-cell-style-name="ce18"/>
        <table:table-column table:style-name="co19" table:number-columns-repeated="1010" table:default-cell-style-name="Default"/>
        <table:table-row table:style-name="ro1">
          <table:table-cell table:style-name="ce1" office:value-type="string" calcext:value-type="string">
            <text:p>T.C. Kimlik Numarası</text:p>
          </table:table-cell>
          <table:table-cell table:style-name="ce16" office:value-type="string" calcext:value-type="string">
            <text:p>Ad Soyad</text:p>
          </table:table-cell>
          <table:table-cell table:style-name="ce19" office:value-type="string" calcext:value-type="string">
            <text:p>Ncinsiyet</text:p>
          </table:table-cell>
          <table:table-cell table:style-name="ce6" office:value-type="string" calcext:value-type="string">
            <text:p>Doğum Tarihi</text:p>
          </table:table-cell>
          <table:table-cell table:style-name="ce24" office:value-type="string" calcext:value-type="string">
            <text:p>Nyas</text:p>
          </table:table-cell>
          <table:table-cell table:style-name="ce16" office:value-type="string" calcext:value-type="string">
            <text:p>Tetkik</text:p>
          </table:table-cell>
          <table:table-cell table:style-name="ce16" office:value-type="string" calcext:value-type="string">
            <text:p>Ntetkik</text:p>
          </table:table-cell>
          <table:table-cell table:style-name="ce6" office:value-type="string" calcext:value-type="string">
            <text:p>Tarih</text:p>
          </table:table-cell>
          <table:table-cell table:style-name="ce16" office:value-type="string" calcext:value-type="string">
            <text:p>Sonuç</text:p>
          </table:table-cell>
          <table:table-cell table:style-name="ce19" office:value-type="string" calcext:value-type="string">
            <text:p>PNSonuç</text:p>
          </table:table-cell>
          <table:table-cell table:style-name="ce16" office:value-type="string" calcext:value-type="string">
            <text:p>Sonuç</text:p>
          </table:table-cell>
          <table:table-cell table:style-name="ce16" office:value-type="string" calcext:value-type="string">
            <text:p>Psonuç</text:p>
          </table:table-cell>
          <table:table-cell table:style-name="ce6" office:value-type="string" calcext:value-type="string">
            <text:p>Cihaz</text:p>
          </table:table-cell>
          <table:table-cell table:style-name="ce16" office:value-type="string" calcext:value-type="string">
            <text:p>Cinsiyet</text:p>
          </table:table-cell>
          <table:table-cell table:number-columns-repeated="1010"/>
        </table:table-row>
        <table:table-row table:style-name="ro1">
          <table:table-cell office:value-type="float" office:value="45097312360" calcext:value-type="float">
            <text:p>45097312360</text:p>
          </table:table-cell>
          <table:table-cell table:style-name="ce17" office:value-type="string" calcext:value-type="string">
            <text:p>OSMAN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01-01" calcext:value-type="date">
            <text:p>01.01.1954</text:p>
          </table:table-cell>
          <table:table-cell table:style-name="ce25" table:formula="of:=2022-YEAR([.D2])" office:value-type="float" office:value="68" calcext:value-type="float">
            <text:p>6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2</text:p>
          </table:table-cell>
          <table:table-cell office:value-type="date" office:date-value="2020-05-28T11:55:41" calcext:value-type="date">
            <text:p>28.05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IONTEK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8967182308" calcext:value-type="float">
            <text:p>48967182308</text:p>
          </table:table-cell>
          <table:table-cell table:style-name="ce17" office:value-type="string" calcext:value-type="string">
            <text:p>GÜLLÜ CÖMER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1-08" calcext:value-type="date">
            <text:p>08.01.1963</text:p>
          </table:table-cell>
          <table:table-cell table:style-name="ce25" table:formula="of:=2022-YEAR([.D3])" office:value-type="float" office:value="59" calcext:value-type="float">
            <text:p>5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2</text:p>
          </table:table-cell>
          <table:table-cell office:value-type="date" office:date-value="2020-06-04T10:34:14" calcext:value-type="date">
            <text:p>04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6111278280" calcext:value-type="float">
            <text:p>46111278280</text:p>
          </table:table-cell>
          <table:table-cell table:style-name="ce17" office:value-type="string" calcext:value-type="string">
            <text:p>BEHİYE 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6-05-04" calcext:value-type="date">
            <text:p>04.05.1946</text:p>
          </table:table-cell>
          <table:table-cell table:style-name="ce25" table:formula="of:=2022-YEAR([.D4])" office:value-type="float" office:value="76" calcext:value-type="float">
            <text:p>76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2</text:p>
          </table:table-cell>
          <table:table-cell office:value-type="date" office:date-value="2021-03-25T13:17:28" calcext:value-type="date">
            <text:p>25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4414704836" calcext:value-type="float">
            <text:p>14414704836</text:p>
          </table:table-cell>
          <table:table-cell table:style-name="ce17" office:value-type="string" calcext:value-type="string">
            <text:p>GÜLSEREN REŞADİYEL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1" calcext:value-type="date">
            <text:p>01.01.1960</text:p>
          </table:table-cell>
          <table:table-cell table:style-name="ce25" table:formula="of:=2022-YEAR([.D5])" office:value-type="float" office:value="62" calcext:value-type="float">
            <text:p>6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2</text:p>
          </table:table-cell>
          <table:table-cell office:value-type="date" office:date-value="2021-04-21T12:58:28" calcext:value-type="date">
            <text:p>21.04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5768956604" calcext:value-type="float">
            <text:p>25768956604</text:p>
          </table:table-cell>
          <table:table-cell table:style-name="ce17" office:value-type="string" calcext:value-type="string">
            <text:p>FATİH KART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8-02" calcext:value-type="date">
            <text:p>02.08.1983</text:p>
          </table:table-cell>
          <table:table-cell table:style-name="ce25" table:formula="of:=2022-YEAR([.D6])" office:value-type="float" office:value="39" calcext:value-type="float">
            <text:p>3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2</text:p>
          </table:table-cell>
          <table:table-cell office:value-type="date" office:date-value="2021-06-14T11:45:42" calcext:value-type="date">
            <text:p>14.06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2248407558" calcext:value-type="float">
            <text:p>12248407558</text:p>
          </table:table-cell>
          <table:table-cell table:style-name="ce17" office:value-type="string" calcext:value-type="string">
            <text:p>YUNİS CEY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2-27" calcext:value-type="date">
            <text:p>27.02.1989</text:p>
          </table:table-cell>
          <table:table-cell table:style-name="ce25" table:formula="of:=2022-YEAR([.D7])" office:value-type="float" office:value="33" calcext:value-type="float">
            <text:p>3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2</text:p>
          </table:table-cell>
          <table:table-cell office:value-type="date" office:date-value="2021-08-18T16:38:29" calcext:value-type="date">
            <text:p>18.08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17" office:value-type="string" calcext:value-type="string">
            <text:p>NEZAKET AVC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4-30" calcext:value-type="date">
            <text:p>30.04.1968</text:p>
          </table:table-cell>
          <table:table-cell table:style-name="ce25" table:formula="of:=2022-YEAR([.D8])" office:value-type="float" office:value="54" calcext:value-type="float">
            <text:p>5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2</text:p>
          </table:table-cell>
          <table:table-cell office:value-type="date" office:date-value="2022-03-02T13:10:31" calcext:value-type="date">
            <text:p>02.03.2022</text:p>
          </table:table-cell>
          <table:table-cell table:style-name="ce17" office:value-type="string" calcext:value-type="string">
            <text:p>3194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17" office:value-type="string" calcext:value-type="string">
            <text:p>31940</text:p>
          </table:table-cell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9146404418" calcext:value-type="float">
            <text:p>59146404418</text:p>
          </table:table-cell>
          <table:table-cell table:style-name="ce17" office:value-type="string" calcext:value-type="string">
            <text:p>OSMAN ŞIVG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7-05-12" calcext:value-type="date">
            <text:p>12.05.1947</text:p>
          </table:table-cell>
          <table:table-cell table:style-name="ce25" table:formula="of:=2022-YEAR([.D9])" office:value-type="float" office:value="75" calcext:value-type="float">
            <text:p>7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5-04T15:03:49" calcext:value-type="date">
            <text:p>04.05.2020</text:p>
          </table:table-cell>
          <table:table-cell table:style-name="ce17" office:value-type="string" calcext:value-type="string">
            <text:p>Pozitif 3.760x10^3 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Pozitif</text:p>
          </table:table-cell>
          <table:table-cell table:style-name="ce17" office:value-type="string" calcext:value-type="string">
            <text:p><text:s/>3.760x10^3 </text:p>
          </table:table-cell>
          <table:table-cell table:style-name="ce23" office:value-type="string" calcext:value-type="string">
            <text:p>IONTEK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5097312360" calcext:value-type="float">
            <text:p>45097312360</text:p>
          </table:table-cell>
          <table:table-cell table:style-name="ce17" office:value-type="string" calcext:value-type="string">
            <text:p>OSMAN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01-01" calcext:value-type="date">
            <text:p>01.01.1954</text:p>
          </table:table-cell>
          <table:table-cell table:style-name="ce25" table:formula="of:=2022-YEAR([.D10])" office:value-type="float" office:value="68" calcext:value-type="float">
            <text:p>6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5-15T15:13:27" calcext:value-type="date">
            <text:p>15.05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IONTEK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5097312360" calcext:value-type="float">
            <text:p>45097312360</text:p>
          </table:table-cell>
          <table:table-cell table:style-name="ce17" office:value-type="string" calcext:value-type="string">
            <text:p>OSMAN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01-01" calcext:value-type="date">
            <text:p>01.01.1954</text:p>
          </table:table-cell>
          <table:table-cell table:style-name="ce25" table:formula="of:=2022-YEAR([.D11])" office:value-type="float" office:value="68" calcext:value-type="float">
            <text:p>6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5-28T11:55:41" calcext:value-type="date">
            <text:p>28.05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IONTEK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8967182308" calcext:value-type="float">
            <text:p>48967182308</text:p>
          </table:table-cell>
          <table:table-cell table:style-name="ce17" office:value-type="string" calcext:value-type="string">
            <text:p>GÜLLÜ CÖMER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1-08" calcext:value-type="date">
            <text:p>08.01.1963</text:p>
          </table:table-cell>
          <table:table-cell table:style-name="ce25" table:formula="of:=2022-YEAR([.D12])" office:value-type="float" office:value="59" calcext:value-type="float">
            <text:p>5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04T10:34:14" calcext:value-type="date">
            <text:p>04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3424368168" calcext:value-type="float">
            <text:p>13424368168</text:p>
          </table:table-cell>
          <table:table-cell table:style-name="ce17" office:value-type="string" calcext:value-type="string">
            <text:p>KADRİYE DOĞANSE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3-11-15" calcext:value-type="date">
            <text:p>15.11.1983</text:p>
          </table:table-cell>
          <table:table-cell table:style-name="ce25" table:formula="of:=2022-YEAR([.D13])" office:value-type="float" office:value="39" calcext:value-type="float">
            <text:p>3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05T10:41:05" calcext:value-type="date">
            <text:p>05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4280005262" calcext:value-type="float">
            <text:p>54280005262</text:p>
          </table:table-cell>
          <table:table-cell table:style-name="ce17" office:value-type="string" calcext:value-type="string">
            <text:p>HATİCE SÜBÜNLÜ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03-02" calcext:value-type="date">
            <text:p>02.03.1956</text:p>
          </table:table-cell>
          <table:table-cell table:style-name="ce25" table:formula="of:=2022-YEAR([.D14])" office:value-type="float" office:value="66" calcext:value-type="float">
            <text:p>66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05T15:46:40" calcext:value-type="date">
            <text:p>05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2484065450" calcext:value-type="float">
            <text:p>22484065450</text:p>
          </table:table-cell>
          <table:table-cell table:style-name="ce17" office:value-type="string" calcext:value-type="string">
            <text:p>SEMİHA AK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1-01" calcext:value-type="date">
            <text:p>01.01.1962</text:p>
          </table:table-cell>
          <table:table-cell table:style-name="ce25" table:formula="of:=2022-YEAR([.D15])" office:value-type="float" office:value="60" calcext:value-type="float">
            <text:p>6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08T13:25:46" calcext:value-type="date">
            <text:p>08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2345070804" calcext:value-type="float">
            <text:p>52345070804</text:p>
          </table:table-cell>
          <table:table-cell table:style-name="ce17" office:value-type="string" calcext:value-type="string">
            <text:p>SEVİM FIRTIN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01-01" calcext:value-type="date">
            <text:p>01.01.1956</text:p>
          </table:table-cell>
          <table:table-cell table:style-name="ce25" table:formula="of:=2022-YEAR([.D16])" office:value-type="float" office:value="66" calcext:value-type="float">
            <text:p>66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12T14:42:28" calcext:value-type="date">
            <text:p>12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7240240202" calcext:value-type="float">
            <text:p>17240240202</text:p>
          </table:table-cell>
          <table:table-cell table:style-name="ce17" office:value-type="string" calcext:value-type="string">
            <text:p>AYSE DEL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1-12-14" calcext:value-type="date">
            <text:p>14.12.1941</text:p>
          </table:table-cell>
          <table:table-cell table:style-name="ce25" table:formula="of:=2022-YEAR([.D17])" office:value-type="float" office:value="81" calcext:value-type="float">
            <text:p>8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15T15:28:05" calcext:value-type="date">
            <text:p>15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7878443968" calcext:value-type="float">
            <text:p>27878443968</text:p>
          </table:table-cell>
          <table:table-cell table:style-name="ce17" office:value-type="string" calcext:value-type="string">
            <text:p>MENŞURE KANTEK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2-17" calcext:value-type="date">
            <text:p>17.02.1966</text:p>
          </table:table-cell>
          <table:table-cell table:style-name="ce25" table:formula="of:=2022-YEAR([.D18])" office:value-type="float" office:value="56" calcext:value-type="float">
            <text:p>56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16T12:58:55" calcext:value-type="date">
            <text:p>16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2669620310" calcext:value-type="float">
            <text:p>52669620310</text:p>
          </table:table-cell>
          <table:table-cell table:style-name="ce17" office:value-type="string" calcext:value-type="string">
            <text:p>AYSEL AZG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6-05" calcext:value-type="date">
            <text:p>05.06.1963</text:p>
          </table:table-cell>
          <table:table-cell table:style-name="ce25" table:formula="of:=2022-YEAR([.D19])" office:value-type="float" office:value="59" calcext:value-type="float">
            <text:p>5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16T14:05:34" calcext:value-type="date">
            <text:p>16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1458661698" calcext:value-type="float">
            <text:p>21458661698</text:p>
          </table:table-cell>
          <table:table-cell table:style-name="ce17" office:value-type="string" calcext:value-type="string">
            <text:p>SALİCE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8-07-01" calcext:value-type="date">
            <text:p>01.07.1948</text:p>
          </table:table-cell>
          <table:table-cell table:style-name="ce25" table:formula="of:=2022-YEAR([.D20])" office:value-type="float" office:value="74" calcext:value-type="float">
            <text:p>7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22T12:42:29" calcext:value-type="date">
            <text:p>22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1148109964" calcext:value-type="float">
            <text:p>51148109964</text:p>
          </table:table-cell>
          <table:table-cell table:style-name="ce17" office:value-type="string" calcext:value-type="string">
            <text:p>MÜNİSE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7-08" calcext:value-type="date">
            <text:p>08.07.1972</text:p>
          </table:table-cell>
          <table:table-cell table:style-name="ce25" table:formula="of:=2022-YEAR([.D21])" office:value-type="float" office:value="50" calcext:value-type="float">
            <text:p>5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23T11:42:23" calcext:value-type="date">
            <text:p>23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4243340090" calcext:value-type="float">
            <text:p>14243340090</text:p>
          </table:table-cell>
          <table:table-cell table:style-name="ce17" office:value-type="string" calcext:value-type="string">
            <text:p>SEVİM EYÜB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8-15" calcext:value-type="date">
            <text:p>15.08.1965</text:p>
          </table:table-cell>
          <table:table-cell table:style-name="ce25" table:formula="of:=2022-YEAR([.D22])" office:value-type="float" office:value="57" calcext:value-type="float">
            <text:p>5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24T12:13:14" calcext:value-type="date">
            <text:p>24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0222141060" calcext:value-type="float">
            <text:p>20222141060</text:p>
          </table:table-cell>
          <table:table-cell table:style-name="ce17" office:value-type="string" calcext:value-type="string">
            <text:p>MÜZEYYEN KOŞ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0-02-18" calcext:value-type="date">
            <text:p>18.02.1940</text:p>
          </table:table-cell>
          <table:table-cell table:style-name="ce25" table:formula="of:=2022-YEAR([.D23])" office:value-type="float" office:value="82" calcext:value-type="float">
            <text:p>8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24T12:13:38" calcext:value-type="date">
            <text:p>24.06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0712462430" calcext:value-type="float">
            <text:p>10712462430</text:p>
          </table:table-cell>
          <table:table-cell table:style-name="ce17" office:value-type="string" calcext:value-type="string">
            <text:p>FATMA EZMEC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36-02-01" calcext:value-type="date">
            <text:p>01.02.1936</text:p>
          </table:table-cell>
          <table:table-cell table:style-name="ce25" table:formula="of:=2022-YEAR([.D24])" office:value-type="float" office:value="86" calcext:value-type="float">
            <text:p>86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25T11:28:11" calcext:value-type="date">
            <text:p>25.06.2020</text:p>
          </table:table-cell>
          <table:table-cell table:style-name="ce17" office:value-type="string" calcext:value-type="string">
            <text:p>Pozitif <text:s/>6.938x10^6 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Pozitif <text:s/></text:p>
          </table:table-cell>
          <table:table-cell table:style-name="ce17" office:value-type="string" calcext:value-type="string">
            <text:p><text:s text:c="2"/>6.938x10^6 </text:p>
          </table:table-cell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0759494820" calcext:value-type="float">
            <text:p>20759494820</text:p>
          </table:table-cell>
          <table:table-cell table:style-name="ce17" office:value-type="string" calcext:value-type="string">
            <text:p>AYŞE BAYIRL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7-06-10" calcext:value-type="date">
            <text:p>10.06.1947</text:p>
          </table:table-cell>
          <table:table-cell table:style-name="ce25" table:formula="of:=2022-YEAR([.D25])" office:value-type="float" office:value="75" calcext:value-type="float">
            <text:p>7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6-29T12:21:52" calcext:value-type="date">
            <text:p>29.06.2020</text:p>
          </table:table-cell>
          <table:table-cell table:style-name="ce17" office:value-type="string" calcext:value-type="string">
            <text:p>Pozitif 2.002x10^1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Pozitif <text:s/></text:p>
          </table:table-cell>
          <table:table-cell table:style-name="ce17" office:value-type="string" calcext:value-type="string">
            <text:p><text:s/>2.002x10^1</text:p>
          </table:table-cell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17" office:value-type="string" calcext:value-type="string">
            <text:p>ŞERİFE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7-03-20" calcext:value-type="date">
            <text:p>20.03.1947</text:p>
          </table:table-cell>
          <table:table-cell table:style-name="ce25" table:formula="of:=2022-YEAR([.D26])" office:value-type="float" office:value="75" calcext:value-type="float">
            <text:p>7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7-13T12:46:16" calcext:value-type="date">
            <text:p>13.07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99910262568" calcext:value-type="float">
            <text:p>99910262568</text:p>
          </table:table-cell>
          <table:table-cell table:style-name="ce17" office:value-type="string" calcext:value-type="string">
            <text:p>ayşe özyür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1-01" calcext:value-type="date">
            <text:p>01.01.1990</text:p>
          </table:table-cell>
          <table:table-cell table:style-name="ce25" table:formula="of:=2022-YEAR([.D27])" office:value-type="float" office:value="32" calcext:value-type="float">
            <text:p>3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7-15T14:12:00" calcext:value-type="date">
            <text:p>15.07.2020</text:p>
          </table:table-cell>
          <table:table-cell table:style-name="ce17" office:value-type="string" calcext:value-type="string">
            <text:p>Pozitif 16260</text:p>
          </table:table-cell>
          <table:table-cell table:style-name="ce15" office:value-type="string" calcext:value-type="string">
            <text:p>1 <text:s/></text:p>
          </table:table-cell>
          <table:table-cell table:style-name="ce17" office:value-type="string" calcext:value-type="string">
            <text:p>Pozitif <text:s/></text:p>
          </table:table-cell>
          <table:table-cell table:style-name="ce17" office:value-type="string" calcext:value-type="string">
            <text:p><text:s/>16260</text:p>
          </table:table-cell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9631159780" calcext:value-type="float">
            <text:p>19631159780</text:p>
          </table:table-cell>
          <table:table-cell table:style-name="ce17" office:value-type="string" calcext:value-type="string">
            <text:p>NURİYE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9-20" calcext:value-type="date">
            <text:p>20.09.1963</text:p>
          </table:table-cell>
          <table:table-cell table:style-name="ce25" table:formula="of:=2022-YEAR([.D28])" office:value-type="float" office:value="59" calcext:value-type="float">
            <text:p>5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7-16T14:34:26" calcext:value-type="date">
            <text:p>16.07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8320574606" calcext:value-type="float">
            <text:p>18320574606</text:p>
          </table:table-cell>
          <table:table-cell table:style-name="ce17" office:value-type="string" calcext:value-type="string">
            <text:p>HAMİDE CELEP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10-09" calcext:value-type="date">
            <text:p>09.10.1955</text:p>
          </table:table-cell>
          <table:table-cell table:style-name="ce25" table:formula="of:=2022-YEAR([.D29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7-17T14:03:03" calcext:value-type="date">
            <text:p>17.07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5499528408" calcext:value-type="float">
            <text:p>25499528408</text:p>
          </table:table-cell>
          <table:table-cell table:style-name="ce17" office:value-type="string" calcext:value-type="string">
            <text:p>FATMA ÖZK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7-11" calcext:value-type="date">
            <text:p>11.07.1977</text:p>
          </table:table-cell>
          <table:table-cell table:style-name="ce25" table:formula="of:=2022-YEAR([.D30])" office:value-type="float" office:value="45" calcext:value-type="float">
            <text:p>4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7-20T12:39:53" calcext:value-type="date">
            <text:p>20.07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8587901472" calcext:value-type="float">
            <text:p>38587901472</text:p>
          </table:table-cell>
          <table:table-cell table:style-name="ce17" office:value-type="string" calcext:value-type="string">
            <text:p>ZEKİYE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4-11-15" calcext:value-type="date">
            <text:p>15.11.1944</text:p>
          </table:table-cell>
          <table:table-cell table:style-name="ce25" table:formula="of:=2022-YEAR([.D31])" office:value-type="float" office:value="78" calcext:value-type="float">
            <text:p>7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7-20T12:39:55" calcext:value-type="date">
            <text:p>20.07.2020</text:p>
          </table:table-cell>
          <table:table-cell table:style-name="ce17" office:value-type="string" calcext:value-type="string">
            <text:p>Pozitif <text:s/>55780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Pozitif</text:p>
          </table:table-cell>
          <table:table-cell table:style-name="ce17" office:value-type="string" calcext:value-type="string">
            <text:p><text:s text:c="2"/>557800</text:p>
          </table:table-cell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6568435718" calcext:value-type="float">
            <text:p>36568435718</text:p>
          </table:table-cell>
          <table:table-cell table:style-name="ce17" office:value-type="string" calcext:value-type="string">
            <text:p>FATMA GÜMÜ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2-07-01" calcext:value-type="date">
            <text:p>01.07.1952</text:p>
          </table:table-cell>
          <table:table-cell table:style-name="ce25" table:formula="of:=2022-YEAR([.D32])" office:value-type="float" office:value="70" calcext:value-type="float">
            <text:p>7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7-22T10:54:25" calcext:value-type="date">
            <text:p>22.07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7180948426" calcext:value-type="float">
            <text:p>37180948426</text:p>
          </table:table-cell>
          <table:table-cell table:style-name="ce17" office:value-type="string" calcext:value-type="string">
            <text:p>CELAL SÜM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2-08-22" calcext:value-type="date">
            <text:p>22.08.1942</text:p>
          </table:table-cell>
          <table:table-cell table:style-name="ce25" table:formula="of:=2022-YEAR([.D33])" office:value-type="float" office:value="80" calcext:value-type="float">
            <text:p>8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7-23T14:20:47" calcext:value-type="date">
            <text:p>23.07.2020</text:p>
          </table:table-cell>
          <table:table-cell table:style-name="ce17" office:value-type="string" calcext:value-type="string">
            <text:p>Pozitif 8.544x10^4</text:p>
          </table:table-cell>
          <table:table-cell table:style-name="ce15" office:value-type="string" calcext:value-type="string">
            <text:p>1 </text:p>
          </table:table-cell>
          <table:table-cell table:style-name="ce17" office:value-type="string" calcext:value-type="string">
            <text:p>Pozitif </text:p>
          </table:table-cell>
          <table:table-cell table:style-name="ce17" office:value-type="string" calcext:value-type="string">
            <text:p><text:s/>8.544x10^4</text:p>
          </table:table-cell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0297472432" calcext:value-type="float">
            <text:p>40297472432</text:p>
          </table:table-cell>
          <table:table-cell table:style-name="ce17" office:value-type="string" calcext:value-type="string">
            <text:p>ŞÜKRAN KORK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1-01" calcext:value-type="date">
            <text:p>01.01.1955</text:p>
          </table:table-cell>
          <table:table-cell table:style-name="ce25" table:formula="of:=2022-YEAR([.D34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7-24T14:29:48" calcext:value-type="date">
            <text:p>24.07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62269111378" calcext:value-type="float">
            <text:p>62269111378</text:p>
          </table:table-cell>
          <table:table-cell table:style-name="ce17" office:value-type="string" calcext:value-type="string">
            <text:p>AHMET ARS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11-04" calcext:value-type="date">
            <text:p>04.11.1962</text:p>
          </table:table-cell>
          <table:table-cell table:style-name="ce25" table:formula="of:=2022-YEAR([.D35])" office:value-type="float" office:value="60" calcext:value-type="float">
            <text:p>6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7-24T14:58:44" calcext:value-type="date">
            <text:p>24.07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17" office:value-type="string" calcext:value-type="string">
            <text:p>HAVVA PIN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1-12" calcext:value-type="date">
            <text:p>12.01.1977</text:p>
          </table:table-cell>
          <table:table-cell table:style-name="ce25" table:formula="of:=2022-YEAR([.D36])" office:value-type="float" office:value="45" calcext:value-type="float">
            <text:p>4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7-27T11:55:40" calcext:value-type="date">
            <text:p>27.07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99318352864" calcext:value-type="float">
            <text:p>99318352864</text:p>
          </table:table-cell>
          <table:table-cell table:style-name="ce17" office:value-type="string" calcext:value-type="string">
            <text:p>SOAD ALSULAI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1-02" calcext:value-type="date">
            <text:p>02.01.1972</text:p>
          </table:table-cell>
          <table:table-cell table:style-name="ce25" table:formula="of:=2022-YEAR([.D37])" office:value-type="float" office:value="50" calcext:value-type="float">
            <text:p>5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7-27T11:55:40" calcext:value-type="date">
            <text:p>27.07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7852220838" calcext:value-type="float">
            <text:p>17852220838</text:p>
          </table:table-cell>
          <table:table-cell table:style-name="ce17" office:value-type="string" calcext:value-type="string">
            <text:p>SEVİM ÇELİ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1-22" calcext:value-type="date">
            <text:p>22.01.1950</text:p>
          </table:table-cell>
          <table:table-cell table:style-name="ce25" table:formula="of:=2022-YEAR([.D38])" office:value-type="float" office:value="72" calcext:value-type="float">
            <text:p>7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8-06T14:01:13" calcext:value-type="date">
            <text:p>06.08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4611328504" calcext:value-type="float">
            <text:p>44611328504</text:p>
          </table:table-cell>
          <table:table-cell table:style-name="ce17" office:value-type="string" calcext:value-type="string">
            <text:p>ZEYNEP BULU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38-12-29" calcext:value-type="date">
            <text:p>29.12.1938</text:p>
          </table:table-cell>
          <table:table-cell table:style-name="ce25" table:formula="of:=2022-YEAR([.D39])" office:value-type="float" office:value="84" calcext:value-type="float">
            <text:p>8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8-18T10:24:54" calcext:value-type="date">
            <text:p>18.08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1695091418" calcext:value-type="float">
            <text:p>21695091418</text:p>
          </table:table-cell>
          <table:table-cell table:style-name="ce17" office:value-type="string" calcext:value-type="string">
            <text:p>BUĞRAHAN SÖNME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5-29" calcext:value-type="date">
            <text:p>29.05.1992</text:p>
          </table:table-cell>
          <table:table-cell table:style-name="ce25" table:formula="of:=2022-YEAR([.D40])" office:value-type="float" office:value="30" calcext:value-type="float">
            <text:p>3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8-18T12:05:26" calcext:value-type="date">
            <text:p>18.08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17" office:value-type="string" calcext:value-type="string">
            <text:p>EROL 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4-10" calcext:value-type="date">
            <text:p>10.04.1961</text:p>
          </table:table-cell>
          <table:table-cell table:style-name="ce25" table:formula="of:=2022-YEAR([.D41])" office:value-type="float" office:value="61" calcext:value-type="float">
            <text:p>6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8-18T12:05:26" calcext:value-type="date">
            <text:p>18.08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22406067388" calcext:value-type="float">
            <text:p>22406067388</text:p>
          </table:table-cell>
          <table:table-cell table:style-name="ce17" office:value-type="string" calcext:value-type="string">
            <text:p>HANIM ÇELİK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25-07-01" calcext:value-type="date">
            <text:p>01.07.1925</text:p>
          </table:table-cell>
          <table:table-cell table:style-name="ce25" table:formula="of:=2022-YEAR([.D42])" office:value-type="float" office:value="97" calcext:value-type="float">
            <text:p>9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8-20T12:26:16" calcext:value-type="date">
            <text:p>20.08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9219174232" calcext:value-type="float">
            <text:p>49219174232</text:p>
          </table:table-cell>
          <table:table-cell table:style-name="ce17" office:value-type="string" calcext:value-type="string">
            <text:p>GÜLTEN SÖNME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4-11-18" calcext:value-type="date">
            <text:p>18.11.1994</text:p>
          </table:table-cell>
          <table:table-cell table:style-name="ce25" table:formula="of:=2022-YEAR([.D43])" office:value-type="float" office:value="28" calcext:value-type="float">
            <text:p>2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8-26T14:17:58" calcext:value-type="date">
            <text:p>26.08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1592658810" calcext:value-type="float">
            <text:p>51592658810</text:p>
          </table:table-cell>
          <table:table-cell table:style-name="ce17" office:value-type="string" calcext:value-type="string">
            <text:p>EMİNE ATILK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3-04-05" calcext:value-type="date">
            <text:p>05.04.1943</text:p>
          </table:table-cell>
          <table:table-cell table:style-name="ce25" table:formula="of:=2022-YEAR([.D44])" office:value-type="float" office:value="79" calcext:value-type="float">
            <text:p>7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9-01T14:13:34" calcext:value-type="date">
            <text:p>01.09.2020</text:p>
          </table:table-cell>
          <table:table-cell table:style-name="ce17" office:value-type="string" calcext:value-type="string">
            <text:p>POZITIF55480</text:p>
          </table:table-cell>
          <table:table-cell table:style-name="ce15" office:value-type="string" calcext:value-type="string">
            <text:p>1 </text:p>
          </table:table-cell>
          <table:table-cell table:style-name="ce17" office:value-type="string" calcext:value-type="string">
            <text:p>Pozitif </text:p>
          </table:table-cell>
          <table:table-cell table:style-name="ce17" office:value-type="string" calcext:value-type="string">
            <text:p>55480</text:p>
          </table:table-cell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8136771142" calcext:value-type="float">
            <text:p>48136771142</text:p>
          </table:table-cell>
          <table:table-cell table:style-name="ce17" office:value-type="string" calcext:value-type="string">
            <text:p>ALİM 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5-10" calcext:value-type="date">
            <text:p>10.05.1973</text:p>
          </table:table-cell>
          <table:table-cell table:style-name="ce25" table:formula="of:=2022-YEAR([.D45])" office:value-type="float" office:value="49" calcext:value-type="float">
            <text:p>4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9-07T14:37:56" calcext:value-type="date">
            <text:p>07.09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35441263042" calcext:value-type="float">
            <text:p>35441263042</text:p>
          </table:table-cell>
          <table:table-cell table:style-name="ce17" office:value-type="string" calcext:value-type="string">
            <text:p>FADİME GENÇA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11-16" calcext:value-type="date">
            <text:p>16.11.1964</text:p>
          </table:table-cell>
          <table:table-cell table:style-name="ce25" table:formula="of:=2022-YEAR([.D46])" office:value-type="float" office:value="58" calcext:value-type="float">
            <text:p>5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9-14T13:35:34" calcext:value-type="date">
            <text:p>14.09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5694292584" calcext:value-type="float">
            <text:p>45694292584</text:p>
          </table:table-cell>
          <table:table-cell table:style-name="ce17" office:value-type="string" calcext:value-type="string">
            <text:p>NURAN DOBA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4-18" calcext:value-type="date">
            <text:p>18.04.1975</text:p>
          </table:table-cell>
          <table:table-cell table:style-name="ce25" table:formula="of:=2022-YEAR([.D47])" office:value-type="float" office:value="47" calcext:value-type="float">
            <text:p>4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9-15T14:31:41" calcext:value-type="date">
            <text:p>15.09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0839014826" calcext:value-type="float">
            <text:p>10839014826</text:p>
          </table:table-cell>
          <table:table-cell table:style-name="ce17" office:value-type="string" calcext:value-type="string">
            <text:p>YASEMİN AKDA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1-12" calcext:value-type="date">
            <text:p>12.01.1969</text:p>
          </table:table-cell>
          <table:table-cell table:style-name="ce25" table:formula="of:=2022-YEAR([.D48])" office:value-type="float" office:value="53" calcext:value-type="float">
            <text:p>5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0-09-16T11:19:30" calcext:value-type="date">
            <text:p>16.09.2020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RTA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3867916206" calcext:value-type="float">
            <text:p>43867916206</text:p>
          </table:table-cell>
          <table:table-cell table:style-name="ce17" office:value-type="string" calcext:value-type="string">
            <text:p>MESUT ULUS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10-01" calcext:value-type="date">
            <text:p>01.10.1973</text:p>
          </table:table-cell>
          <table:table-cell table:style-name="ce25" table:formula="of:=2022-YEAR([.D49])" office:value-type="float" office:value="49" calcext:value-type="float">
            <text:p>4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1-14T11:26:55" calcext:value-type="date">
            <text:p>14.01.2021</text:p>
          </table:table-cell>
          <table:table-cell table:style-name="ce17" office:value-type="string" calcext:value-type="string">
            <text:p><text:s/>16810 Pozitif</text:p>
          </table:table-cell>
          <table:table-cell table:style-name="ce15" office:value-type="string" calcext:value-type="string">
            <text:p>1 </text:p>
          </table:table-cell>
          <table:table-cell table:style-name="ce17" office:value-type="string" calcext:value-type="string">
            <text:p>Pozitif </text:p>
          </table:table-cell>
          <table:table-cell table:style-name="ce17" office:value-type="string" calcext:value-type="string">
            <text:p><text:s/>16810 </text:p>
          </table:table-cell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99184367412" calcext:value-type="float">
            <text:p>99184367412</text:p>
          </table:table-cell>
          <table:table-cell table:style-name="ce17" office:value-type="string" calcext:value-type="string">
            <text:p>M.ENVER SERVAR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5-06" calcext:value-type="date">
            <text:p>06.05.1953</text:p>
          </table:table-cell>
          <table:table-cell table:style-name="ce25" table:formula="of:=2022-YEAR([.D50])" office:value-type="float" office:value="69" calcext:value-type="float">
            <text:p>6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1-21T13:31:38" calcext:value-type="date">
            <text:p>21.0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8127211534" calcext:value-type="float">
            <text:p>48127211534</text:p>
          </table:table-cell>
          <table:table-cell table:style-name="ce17" office:value-type="string" calcext:value-type="string">
            <text:p>MEHMET MENEVŞE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4-01" calcext:value-type="date">
            <text:p>01.04.1970</text:p>
          </table:table-cell>
          <table:table-cell table:style-name="ce25" table:formula="of:=2022-YEAR([.D51])" office:value-type="float" office:value="52" calcext:value-type="float">
            <text:p>5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1-22T13:00:55" calcext:value-type="date">
            <text:p>22.0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52849556262" calcext:value-type="float">
            <text:p>52849556262</text:p>
          </table:table-cell>
          <table:table-cell table:style-name="ce17" office:value-type="string" calcext:value-type="string">
            <text:p>NÜTVİYE KAR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8-01" calcext:value-type="date">
            <text:p>01.08.1964</text:p>
          </table:table-cell>
          <table:table-cell table:style-name="ce25" table:formula="of:=2022-YEAR([.D52])" office:value-type="float" office:value="58" calcext:value-type="float">
            <text:p>5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1-27T10:53:37" calcext:value-type="date">
            <text:p>27.0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9823524228" calcext:value-type="float">
            <text:p>19823524228</text:p>
          </table:table-cell>
          <table:table-cell table:style-name="ce17" office:value-type="string" calcext:value-type="string">
            <text:p>ŞABAN AVC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4-01" calcext:value-type="date">
            <text:p>01.04.1958</text:p>
          </table:table-cell>
          <table:table-cell table:style-name="ce25" table:formula="of:=2022-YEAR([.D53])" office:value-type="float" office:value="64" calcext:value-type="float">
            <text:p>6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1-28T15:23:37" calcext:value-type="date">
            <text:p>28.0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22466070670" calcext:value-type="float">
            <text:p>22466070670</text:p>
          </table:table-cell>
          <table:table-cell table:style-name="ce17" office:value-type="string" calcext:value-type="string">
            <text:p>MEHMET KARAMEŞE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1-01" calcext:value-type="date">
            <text:p>01.01.1953</text:p>
          </table:table-cell>
          <table:table-cell table:style-name="ce25" table:formula="of:=2022-YEAR([.D54])" office:value-type="float" office:value="69" calcext:value-type="float">
            <text:p>6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2-12T14:22:33" calcext:value-type="date">
            <text:p>12.0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58474424020" calcext:value-type="float">
            <text:p>58474424020</text:p>
          </table:table-cell>
          <table:table-cell table:style-name="ce17" office:value-type="string" calcext:value-type="string">
            <text:p>ÖMER GÜNE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38-07-01" calcext:value-type="date">
            <text:p>01.07.1938</text:p>
          </table:table-cell>
          <table:table-cell table:style-name="ce25" table:formula="of:=2022-YEAR([.D55])" office:value-type="float" office:value="84" calcext:value-type="float">
            <text:p>8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2-16T16:29:26" calcext:value-type="date">
            <text:p>16.0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4222341896" calcext:value-type="float">
            <text:p>14222341896</text:p>
          </table:table-cell>
          <table:table-cell table:style-name="ce17" office:value-type="string" calcext:value-type="string">
            <text:p>ZELİHA ÖZÇELİ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3-05" calcext:value-type="date">
            <text:p>05.03.1958</text:p>
          </table:table-cell>
          <table:table-cell table:style-name="ce25" table:formula="of:=2022-YEAR([.D56])" office:value-type="float" office:value="64" calcext:value-type="float">
            <text:p>6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2-23T12:11:06" calcext:value-type="date">
            <text:p>23.0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2010453164" calcext:value-type="float">
            <text:p>22010453164</text:p>
          </table:table-cell>
          <table:table-cell table:style-name="ce17" office:value-type="string" calcext:value-type="string">
            <text:p>ABDULLAH BUĞRA DUR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9-10-15" calcext:value-type="date">
            <text:p>15.10.1999</text:p>
          </table:table-cell>
          <table:table-cell table:style-name="ce25" table:formula="of:=2022-YEAR([.D57])" office:value-type="float" office:value="23" calcext:value-type="float">
            <text:p>2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2-25T12:12:30" calcext:value-type="date">
            <text:p>25.0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68095105048" calcext:value-type="float">
            <text:p>68095105048</text:p>
          </table:table-cell>
          <table:table-cell table:style-name="ce17" office:value-type="string" calcext:value-type="string">
            <text:p>SEZAİ SAĞI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4-15" calcext:value-type="date">
            <text:p>15.04.1975</text:p>
          </table:table-cell>
          <table:table-cell table:style-name="ce25" table:formula="of:=2022-YEAR([.D58])" office:value-type="float" office:value="47" calcext:value-type="float">
            <text:p>4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2-26T16:14:07" calcext:value-type="date">
            <text:p>26.0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17" office:value-type="string" calcext:value-type="string">
            <text:p>BİLAL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5-05" calcext:value-type="date">
            <text:p>05.05.1971</text:p>
          </table:table-cell>
          <table:table-cell table:style-name="ce25" table:formula="of:=2022-YEAR([.D59])" office:value-type="float" office:value="51" calcext:value-type="float">
            <text:p>5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02T13:42:07" calcext:value-type="date">
            <text:p>02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51241106358" calcext:value-type="float">
            <text:p>51241106358</text:p>
          </table:table-cell>
          <table:table-cell table:style-name="ce17" office:value-type="string" calcext:value-type="string">
            <text:p>EMİNE YEŞİLIRMA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3-01-01" calcext:value-type="date">
            <text:p>01.01.1953</text:p>
          </table:table-cell>
          <table:table-cell table:style-name="ce25" table:formula="of:=2022-YEAR([.D60])" office:value-type="float" office:value="69" calcext:value-type="float">
            <text:p>6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04T12:25:02" calcext:value-type="date">
            <text:p>04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9967482604" calcext:value-type="float">
            <text:p>39967482604</text:p>
          </table:table-cell>
          <table:table-cell table:style-name="ce17" office:value-type="string" calcext:value-type="string">
            <text:p>FATMA GÜNDÜ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1-01" calcext:value-type="date">
            <text:p>01.01.1950</text:p>
          </table:table-cell>
          <table:table-cell table:style-name="ce25" table:formula="of:=2022-YEAR([.D61])" office:value-type="float" office:value="72" calcext:value-type="float">
            <text:p>7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05T12:31:21" calcext:value-type="date">
            <text:p>05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1406325992" calcext:value-type="float">
            <text:p>31406325992</text:p>
          </table:table-cell>
          <table:table-cell table:style-name="ce17" office:value-type="string" calcext:value-type="string">
            <text:p>ŞERİFE KARAC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33-07-01" calcext:value-type="date">
            <text:p>01.07.1933</text:p>
          </table:table-cell>
          <table:table-cell table:style-name="ce25" table:formula="of:=2022-YEAR([.D62])" office:value-type="float" office:value="89" calcext:value-type="float">
            <text:p>8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05T14:55:19" calcext:value-type="date">
            <text:p>05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1332104242" calcext:value-type="float">
            <text:p>21332104242</text:p>
          </table:table-cell>
          <table:table-cell table:style-name="ce17" office:value-type="string" calcext:value-type="string">
            <text:p>ZAHİDE ÇAKMAKÇ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1-02-20" calcext:value-type="date">
            <text:p>20.02.1951</text:p>
          </table:table-cell>
          <table:table-cell table:style-name="ce25" table:formula="of:=2022-YEAR([.D63])" office:value-type="float" office:value="71" calcext:value-type="float">
            <text:p>7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05T14:57:08" calcext:value-type="date">
            <text:p>05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8421574038" calcext:value-type="float">
            <text:p>48421574038</text:p>
          </table:table-cell>
          <table:table-cell table:style-name="ce17" office:value-type="string" calcext:value-type="string">
            <text:p>ALİ ÖMRÜUZU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4-21" calcext:value-type="date">
            <text:p>21.04.1978</text:p>
          </table:table-cell>
          <table:table-cell table:style-name="ce25" table:formula="of:=2022-YEAR([.D64])" office:value-type="float" office:value="44" calcext:value-type="float">
            <text:p>4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08T12:46:34" calcext:value-type="date">
            <text:p>08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25174975640" calcext:value-type="float">
            <text:p>25174975640</text:p>
          </table:table-cell>
          <table:table-cell table:style-name="ce17" office:value-type="string" calcext:value-type="string">
            <text:p>HATİCE ERO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5-20" calcext:value-type="date">
            <text:p>20.05.1963</text:p>
          </table:table-cell>
          <table:table-cell table:style-name="ce25" table:formula="of:=2022-YEAR([.D65])" office:value-type="float" office:value="59" calcext:value-type="float">
            <text:p>5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09T12:44:05" calcext:value-type="date">
            <text:p>09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8334202882" calcext:value-type="float">
            <text:p>48334202882</text:p>
          </table:table-cell>
          <table:table-cell table:style-name="ce17" office:value-type="string" calcext:value-type="string">
            <text:p>LEYLA DÖK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16" calcext:value-type="date">
            <text:p>16.01.1957</text:p>
          </table:table-cell>
          <table:table-cell table:style-name="ce25" table:formula="of:=2022-YEAR([.D66])" office:value-type="float" office:value="65" calcext:value-type="float">
            <text:p>6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11T12:43:59" calcext:value-type="date">
            <text:p>11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7819555384" calcext:value-type="float">
            <text:p>37819555384</text:p>
          </table:table-cell>
          <table:table-cell table:style-name="ce17" office:value-type="string" calcext:value-type="string">
            <text:p>SALİH KO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9-05-20" calcext:value-type="date">
            <text:p>20.05.1999</text:p>
          </table:table-cell>
          <table:table-cell table:style-name="ce25" table:formula="of:=2022-YEAR([.D67])" office:value-type="float" office:value="23" calcext:value-type="float">
            <text:p>2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15T11:48:21" calcext:value-type="date">
            <text:p>15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26336501264" calcext:value-type="float">
            <text:p>26336501264</text:p>
          </table:table-cell>
          <table:table-cell table:style-name="ce17" office:value-type="string" calcext:value-type="string">
            <text:p>SABİHA ÖZ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3-09-25" calcext:value-type="date">
            <text:p>25.09.1943</text:p>
          </table:table-cell>
          <table:table-cell table:style-name="ce25" table:formula="of:=2022-YEAR([.D68])" office:value-type="float" office:value="79" calcext:value-type="float">
            <text:p>7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16T11:23:09" calcext:value-type="date">
            <text:p>16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70363027884" calcext:value-type="float">
            <text:p>70363027884</text:p>
          </table:table-cell>
          <table:table-cell table:style-name="ce17" office:value-type="string" calcext:value-type="string">
            <text:p>KORAY ERM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1-05-15" calcext:value-type="date">
            <text:p>15.05.1991</text:p>
          </table:table-cell>
          <table:table-cell table:style-name="ce25" table:formula="of:=2022-YEAR([.D69])" office:value-type="float" office:value="31" calcext:value-type="float">
            <text:p>3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16T11:57:21" calcext:value-type="date">
            <text:p>16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36223607290" calcext:value-type="float">
            <text:p>36223607290</text:p>
          </table:table-cell>
          <table:table-cell table:style-name="ce17" office:value-type="string" calcext:value-type="string">
            <text:p>MELEK YÖRÜ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8-10" calcext:value-type="date">
            <text:p>10.08.1957</text:p>
          </table:table-cell>
          <table:table-cell table:style-name="ce25" table:formula="of:=2022-YEAR([.D70])" office:value-type="float" office:value="65" calcext:value-type="float">
            <text:p>6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17T11:55:11" calcext:value-type="date">
            <text:p>17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2939553270" calcext:value-type="float">
            <text:p>52939553270</text:p>
          </table:table-cell>
          <table:table-cell table:style-name="ce17" office:value-type="string" calcext:value-type="string">
            <text:p>BİLAL KAR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8-10" calcext:value-type="date">
            <text:p>10.08.1957</text:p>
          </table:table-cell>
          <table:table-cell table:style-name="ce25" table:formula="of:=2022-YEAR([.D71])" office:value-type="float" office:value="65" calcext:value-type="float">
            <text:p>6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18T13:16:15" calcext:value-type="date">
            <text:p>18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6111278280" calcext:value-type="float">
            <text:p>46111278280</text:p>
          </table:table-cell>
          <table:table-cell table:style-name="ce17" office:value-type="string" calcext:value-type="string">
            <text:p>BEHİYE 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6-05-04" calcext:value-type="date">
            <text:p>04.05.1946</text:p>
          </table:table-cell>
          <table:table-cell table:style-name="ce25" table:formula="of:=2022-YEAR([.D72])" office:value-type="float" office:value="76" calcext:value-type="float">
            <text:p>76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25T13:17:28" calcext:value-type="date">
            <text:p>25.03.2021</text:p>
          </table:table-cell>
          <table:table-cell table:style-name="ce17" office:value-type="string" calcext:value-type="string">
            <text:p>178700 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178700 </text:p>
          </table:table-cell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3394701796" calcext:value-type="float">
            <text:p>33394701796</text:p>
          </table:table-cell>
          <table:table-cell table:style-name="ce17" office:value-type="string" calcext:value-type="string">
            <text:p>HÜSNE SAK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11-15" calcext:value-type="date">
            <text:p>15.11.1950</text:p>
          </table:table-cell>
          <table:table-cell table:style-name="ce25" table:formula="of:=2022-YEAR([.D73])" office:value-type="float" office:value="72" calcext:value-type="float">
            <text:p>7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25T13:18:00" calcext:value-type="date">
            <text:p>25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2850053050" calcext:value-type="float">
            <text:p>22850053050</text:p>
          </table:table-cell>
          <table:table-cell table:style-name="ce17" office:value-type="string" calcext:value-type="string">
            <text:p>SELAHATTİN YILDIRI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1-01" calcext:value-type="date">
            <text:p>01.01.1948</text:p>
          </table:table-cell>
          <table:table-cell table:style-name="ce25" table:formula="of:=2022-YEAR([.D74])" office:value-type="float" office:value="74" calcext:value-type="float">
            <text:p>7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29T13:20:01" calcext:value-type="date">
            <text:p>29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8967182308" calcext:value-type="float">
            <text:p>48967182308</text:p>
          </table:table-cell>
          <table:table-cell table:style-name="ce17" office:value-type="string" calcext:value-type="string">
            <text:p>GÜLLÜ CÖMER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1-08" calcext:value-type="date">
            <text:p>08.01.1963</text:p>
          </table:table-cell>
          <table:table-cell table:style-name="ce25" table:formula="of:=2022-YEAR([.D75])" office:value-type="float" office:value="59" calcext:value-type="float">
            <text:p>5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3-31T14:06:01" calcext:value-type="date">
            <text:p>31.03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9929379148" calcext:value-type="float">
            <text:p>59929379148</text:p>
          </table:table-cell>
          <table:table-cell table:style-name="ce17" office:value-type="string" calcext:value-type="string">
            <text:p>AHMET ERDOĞD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10-05" calcext:value-type="date">
            <text:p>05.10.1958</text:p>
          </table:table-cell>
          <table:table-cell table:style-name="ce25" table:formula="of:=2022-YEAR([.D76])" office:value-type="float" office:value="64" calcext:value-type="float">
            <text:p>6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4-02T12:20:54" calcext:value-type="date">
            <text:p>02.04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22916615260" calcext:value-type="float">
            <text:p>22916615260</text:p>
          </table:table-cell>
          <table:table-cell table:style-name="ce17" office:value-type="string" calcext:value-type="string">
            <text:p>MUHSİN KIL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1-11" calcext:value-type="date">
            <text:p>11.01.1959</text:p>
          </table:table-cell>
          <table:table-cell table:style-name="ce25" table:formula="of:=2022-YEAR([.D77])" office:value-type="float" office:value="63" calcext:value-type="float">
            <text:p>6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4-08T11:19:11" calcext:value-type="date">
            <text:p>08.04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1158433098" calcext:value-type="float">
            <text:p>41158433098</text:p>
          </table:table-cell>
          <table:table-cell table:style-name="ce17" office:value-type="string" calcext:value-type="string">
            <text:p>ZEYNEP ÇİN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1-01" calcext:value-type="date">
            <text:p>01.01.1955</text:p>
          </table:table-cell>
          <table:table-cell table:style-name="ce25" table:formula="of:=2022-YEAR([.D78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4-08T15:23:55" calcext:value-type="date">
            <text:p>08.04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7916885040" calcext:value-type="float">
            <text:p>27916885040</text:p>
          </table:table-cell>
          <table:table-cell table:style-name="ce17" office:value-type="string" calcext:value-type="string">
            <text:p>CEZAİR ATILG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1-05" calcext:value-type="date">
            <text:p>05.01.1953</text:p>
          </table:table-cell>
          <table:table-cell table:style-name="ce25" table:formula="of:=2022-YEAR([.D79])" office:value-type="float" office:value="69" calcext:value-type="float">
            <text:p>6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4-08T15:32:23" calcext:value-type="date">
            <text:p>08.04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5004314326" calcext:value-type="float">
            <text:p>45004314326</text:p>
          </table:table-cell>
          <table:table-cell table:style-name="ce17" office:value-type="string" calcext:value-type="string">
            <text:p>ZEKİYE YILDI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4-07-01" calcext:value-type="date">
            <text:p>01.07.1944</text:p>
          </table:table-cell>
          <table:table-cell table:style-name="ce25" table:formula="of:=2022-YEAR([.D80])" office:value-type="float" office:value="78" calcext:value-type="float">
            <text:p>7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4-13T14:46:43" calcext:value-type="date">
            <text:p>13.04.2021</text:p>
          </table:table-cell>
          <table:table-cell table:style-name="ce17" office:value-type="string" calcext:value-type="string">
            <text:p>511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511000</text:p>
          </table:table-cell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64060049706" calcext:value-type="float">
            <text:p>64060049706</text:p>
          </table:table-cell>
          <table:table-cell table:style-name="ce17" office:value-type="string" calcext:value-type="string">
            <text:p>ZEKİYE 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38-09-25" calcext:value-type="date">
            <text:p>25.09.1938</text:p>
          </table:table-cell>
          <table:table-cell table:style-name="ce25" table:formula="of:=2022-YEAR([.D81])" office:value-type="float" office:value="84" calcext:value-type="float">
            <text:p>8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4-20T15:04:02" calcext:value-type="date">
            <text:p>20.04.2021</text:p>
          </table:table-cell>
          <table:table-cell table:style-name="ce17" office:value-type="string" calcext:value-type="string">
            <text:p>1483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148300</text:p>
          </table:table-cell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5072349106" calcext:value-type="float">
            <text:p>55072349106</text:p>
          </table:table-cell>
          <table:table-cell table:style-name="ce17" office:value-type="string" calcext:value-type="string">
            <text:p>FADİME ÇIN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2-05" calcext:value-type="date">
            <text:p>05.02.1955</text:p>
          </table:table-cell>
          <table:table-cell table:style-name="ce25" table:formula="of:=2022-YEAR([.D82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4-21T12:51:32" calcext:value-type="date">
            <text:p>21.04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4414704836" calcext:value-type="float">
            <text:p>14414704836</text:p>
          </table:table-cell>
          <table:table-cell table:style-name="ce17" office:value-type="string" calcext:value-type="string">
            <text:p>GÜLSEREN REŞADİYEL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1" calcext:value-type="date">
            <text:p>01.01.1960</text:p>
          </table:table-cell>
          <table:table-cell table:style-name="ce25" table:formula="of:=2022-YEAR([.D83])" office:value-type="float" office:value="62" calcext:value-type="float">
            <text:p>6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4-21T12:58:28" calcext:value-type="date">
            <text:p>21.04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2669620310" calcext:value-type="float">
            <text:p>52669620310</text:p>
          </table:table-cell>
          <table:table-cell table:style-name="ce17" office:value-type="string" calcext:value-type="string">
            <text:p>AYSEL AZG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6-05" calcext:value-type="date">
            <text:p>05.06.1963</text:p>
          </table:table-cell>
          <table:table-cell table:style-name="ce25" table:formula="of:=2022-YEAR([.D84])" office:value-type="float" office:value="59" calcext:value-type="float">
            <text:p>5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5-04T12:18:18" calcext:value-type="date">
            <text:p>04.05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0542360430" calcext:value-type="float">
            <text:p>30542360430</text:p>
          </table:table-cell>
          <table:table-cell table:style-name="ce17" office:value-type="string" calcext:value-type="string">
            <text:p>HASAN BAY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4-04" calcext:value-type="date">
            <text:p>04.04.1953</text:p>
          </table:table-cell>
          <table:table-cell table:style-name="ce25" table:formula="of:=2022-YEAR([.D85])" office:value-type="float" office:value="69" calcext:value-type="float">
            <text:p>6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5-18T11:00:53" calcext:value-type="date">
            <text:p>18.05.2021</text:p>
          </table:table-cell>
          <table:table-cell table:style-name="ce17" office:value-type="string" calcext:value-type="string">
            <text:p>9.246x10^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9.246x10^4</text:p>
          </table:table-cell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22058643572" calcext:value-type="float">
            <text:p>22058643572</text:p>
          </table:table-cell>
          <table:table-cell table:style-name="ce17" office:value-type="string" calcext:value-type="string">
            <text:p>ALİ GÜRBÜZ ÇEÇ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11-12" calcext:value-type="date">
            <text:p>12.11.1955</text:p>
          </table:table-cell>
          <table:table-cell table:style-name="ce25" table:formula="of:=2022-YEAR([.D86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5-24T14:28:17" calcext:value-type="date">
            <text:p>24.05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37462565648" calcext:value-type="float">
            <text:p>37462565648</text:p>
          </table:table-cell>
          <table:table-cell table:style-name="ce17" office:value-type="string" calcext:value-type="string">
            <text:p>ZEKİYE AKBIYI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1-05" calcext:value-type="date">
            <text:p>05.01.1950</text:p>
          </table:table-cell>
          <table:table-cell table:style-name="ce25" table:formula="of:=2022-YEAR([.D87])" office:value-type="float" office:value="72" calcext:value-type="float">
            <text:p>7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5-27T11:04:34" calcext:value-type="date">
            <text:p>27.05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8797189044" calcext:value-type="float">
            <text:p>18797189044</text:p>
          </table:table-cell>
          <table:table-cell table:style-name="ce17" office:value-type="string" calcext:value-type="string">
            <text:p>HAMZA DA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8-27" calcext:value-type="date">
            <text:p>27.08.1955</text:p>
          </table:table-cell>
          <table:table-cell table:style-name="ce25" table:formula="of:=2022-YEAR([.D88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5-27T14:49:04" calcext:value-type="date">
            <text:p>27.05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56983477650" calcext:value-type="float">
            <text:p>56983477650</text:p>
          </table:table-cell>
          <table:table-cell table:style-name="ce17" office:value-type="string" calcext:value-type="string">
            <text:p>HAKKI TALHA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5-01" calcext:value-type="date">
            <text:p>01.05.1997</text:p>
          </table:table-cell>
          <table:table-cell table:style-name="ce25" table:formula="of:=2022-YEAR([.D89])" office:value-type="float" office:value="25" calcext:value-type="float">
            <text:p>2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5-28T12:04:53" calcext:value-type="date">
            <text:p>28.05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25768956604" calcext:value-type="float">
            <text:p>25768956604</text:p>
          </table:table-cell>
          <table:table-cell table:style-name="ce17" office:value-type="string" calcext:value-type="string">
            <text:p>FATİH KART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8-02" calcext:value-type="date">
            <text:p>02.08.1983</text:p>
          </table:table-cell>
          <table:table-cell table:style-name="ce25" table:formula="of:=2022-YEAR([.D90])" office:value-type="float" office:value="39" calcext:value-type="float">
            <text:p>3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6-14T11:45:42" calcext:value-type="date">
            <text:p>14.06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38404539444" calcext:value-type="float">
            <text:p>38404539444</text:p>
          </table:table-cell>
          <table:table-cell table:style-name="ce17" office:value-type="string" calcext:value-type="string">
            <text:p>FADİME ALMAMI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1-01" calcext:value-type="date">
            <text:p>01.01.1963</text:p>
          </table:table-cell>
          <table:table-cell table:style-name="ce25" table:formula="of:=2022-YEAR([.D91])" office:value-type="float" office:value="59" calcext:value-type="float">
            <text:p>5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6-15T15:01:38" calcext:value-type="date">
            <text:p>15.06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99318352864" calcext:value-type="float">
            <text:p>99318352864</text:p>
          </table:table-cell>
          <table:table-cell table:style-name="ce17" office:value-type="string" calcext:value-type="string">
            <text:p>SOAD ALSULAI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1-02" calcext:value-type="date">
            <text:p>02.01.1972</text:p>
          </table:table-cell>
          <table:table-cell table:style-name="ce25" table:formula="of:=2022-YEAR([.D92])" office:value-type="float" office:value="50" calcext:value-type="float">
            <text:p>5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6-16T14:29:09" calcext:value-type="date">
            <text:p>16.06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8456427124" calcext:value-type="float">
            <text:p>58456427124</text:p>
          </table:table-cell>
          <table:table-cell table:style-name="ce17" office:value-type="string" calcext:value-type="string">
            <text:p>MUSTAFA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1-07-01" calcext:value-type="date">
            <text:p>01.07.1941</text:p>
          </table:table-cell>
          <table:table-cell table:style-name="ce25" table:formula="of:=2022-YEAR([.D93])" office:value-type="float" office:value="81" calcext:value-type="float">
            <text:p>8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6-21T14:49:10" calcext:value-type="date">
            <text:p>21.06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53545031220" calcext:value-type="float">
            <text:p>53545031220</text:p>
          </table:table-cell>
          <table:table-cell table:style-name="ce17" office:value-type="string" calcext:value-type="string">
            <text:p>ENSAR ÇİM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1-08-02" calcext:value-type="date">
            <text:p>02.08.2001</text:p>
          </table:table-cell>
          <table:table-cell table:style-name="ce25" table:formula="of:=2022-YEAR([.D94])" office:value-type="float" office:value="21" calcext:value-type="float">
            <text:p>2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6-22T13:39:38" calcext:value-type="date">
            <text:p>22.06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2227407982" calcext:value-type="float">
            <text:p>12227407982</text:p>
          </table:table-cell>
          <table:table-cell table:style-name="ce17" office:value-type="string" calcext:value-type="string">
            <text:p>HACER OLG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2-15" calcext:value-type="date">
            <text:p>15.02.1950</text:p>
          </table:table-cell>
          <table:table-cell table:style-name="ce25" table:formula="of:=2022-YEAR([.D95])" office:value-type="float" office:value="72" calcext:value-type="float">
            <text:p>7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6-22T14:52:00" calcext:value-type="date">
            <text:p>22.06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1722091442" calcext:value-type="float">
            <text:p>21722091442</text:p>
          </table:table-cell>
          <table:table-cell table:style-name="ce17" office:value-type="string" calcext:value-type="string">
            <text:p>FADİME AYB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12-15" calcext:value-type="date">
            <text:p>15.12.1955</text:p>
          </table:table-cell>
          <table:table-cell table:style-name="ce25" table:formula="of:=2022-YEAR([.D96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6-22T16:10:59" calcext:value-type="date">
            <text:p>22.06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65965177792" calcext:value-type="float">
            <text:p>65965177792</text:p>
          </table:table-cell>
          <table:table-cell table:style-name="ce17" office:value-type="string" calcext:value-type="string">
            <text:p>CANSEL YAN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7-10" calcext:value-type="date">
            <text:p>10.07.1964</text:p>
          </table:table-cell>
          <table:table-cell table:style-name="ce25" table:formula="of:=2022-YEAR([.D97])" office:value-type="float" office:value="58" calcext:value-type="float">
            <text:p>5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6-25T11:47:45" calcext:value-type="date">
            <text:p>25.06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0389359796" calcext:value-type="float">
            <text:p>30389359796</text:p>
          </table:table-cell>
          <table:table-cell table:style-name="ce17" office:value-type="string" calcext:value-type="string">
            <text:p>SEMAHAT EDE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4-03" calcext:value-type="date">
            <text:p>03.04.1957</text:p>
          </table:table-cell>
          <table:table-cell table:style-name="ce25" table:formula="of:=2022-YEAR([.D98])" office:value-type="float" office:value="65" calcext:value-type="float">
            <text:p>6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6-25T13:54:44" calcext:value-type="date">
            <text:p>25.06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3195042242" calcext:value-type="float">
            <text:p>23195042242</text:p>
          </table:table-cell>
          <table:table-cell table:style-name="ce17" office:value-type="string" calcext:value-type="string">
            <text:p>SELVİ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35-01-01" calcext:value-type="date">
            <text:p>01.01.1935</text:p>
          </table:table-cell>
          <table:table-cell table:style-name="ce25" table:formula="of:=2022-YEAR([.D99])" office:value-type="float" office:value="87" calcext:value-type="float">
            <text:p>8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7-05T13:33:37" calcext:value-type="date">
            <text:p>05.07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2535621680" calcext:value-type="float">
            <text:p>22535621680</text:p>
          </table:table-cell>
          <table:table-cell table:style-name="ce17" office:value-type="string" calcext:value-type="string">
            <text:p>OSMAN S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1-01" calcext:value-type="date">
            <text:p>01.01.1950</text:p>
          </table:table-cell>
          <table:table-cell table:style-name="ce25" table:formula="of:=2022-YEAR([.D100])" office:value-type="float" office:value="72" calcext:value-type="float">
            <text:p>7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7-05T14:48:39" calcext:value-type="date">
            <text:p>05.07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63343261682" calcext:value-type="float">
            <text:p>63343261682</text:p>
          </table:table-cell>
          <table:table-cell table:style-name="ce17" office:value-type="string" calcext:value-type="string">
            <text:p>RAHİME IŞI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01-01" calcext:value-type="date">
            <text:p>01.01.1959</text:p>
          </table:table-cell>
          <table:table-cell table:style-name="ce25" table:formula="of:=2022-YEAR([.D101])" office:value-type="float" office:value="63" calcext:value-type="float">
            <text:p>6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7-06T16:04:00" calcext:value-type="date">
            <text:p>06.07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3957349532" calcext:value-type="float">
            <text:p>43957349532</text:p>
          </table:table-cell>
          <table:table-cell table:style-name="ce17" office:value-type="string" calcext:value-type="string">
            <text:p>EYÜP ÇA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11-18" calcext:value-type="date">
            <text:p>18.11.1989</text:p>
          </table:table-cell>
          <table:table-cell table:style-name="ce25" table:formula="of:=2022-YEAR([.D102])" office:value-type="float" office:value="33" calcext:value-type="float">
            <text:p>3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7-08T11:39:24" calcext:value-type="date">
            <text:p>08.07.2021</text:p>
          </table:table-cell>
          <table:table-cell table:style-name="ce17" office:value-type="string" calcext:value-type="string">
            <text:p>Pozitif</text:p>
          </table:table-cell>
          <table:table-cell table:style-name="ce15" office:value-type="string" calcext:value-type="string">
            <text:p>1 </text:p>
          </table:table-cell>
          <table:table-cell table:style-name="ce17" office:value-type="string" calcext:value-type="string">
            <text:p>Pozitif 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20297137630" calcext:value-type="float">
            <text:p>20297137630</text:p>
          </table:table-cell>
          <table:table-cell table:style-name="ce17" office:value-type="string" calcext:value-type="string">
            <text:p>SUZAN AC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2-07" calcext:value-type="date">
            <text:p>07.02.1964</text:p>
          </table:table-cell>
          <table:table-cell table:style-name="ce25" table:formula="of:=2022-YEAR([.D103])" office:value-type="float" office:value="58" calcext:value-type="float">
            <text:p>5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7-08T12:35:42" calcext:value-type="date">
            <text:p>08.07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5787288302" calcext:value-type="float">
            <text:p>45787288302</text:p>
          </table:table-cell>
          <table:table-cell table:style-name="ce17" office:value-type="string" calcext:value-type="string">
            <text:p>AYSEL TURGU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4-08-21" calcext:value-type="date">
            <text:p>21.08.1944</text:p>
          </table:table-cell>
          <table:table-cell table:style-name="ce25" table:formula="of:=2022-YEAR([.D104])" office:value-type="float" office:value="78" calcext:value-type="float">
            <text:p>7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7-12T11:41:51" calcext:value-type="date">
            <text:p>12.07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1728542528" calcext:value-type="float">
            <text:p>21728542528</text:p>
          </table:table-cell>
          <table:table-cell table:style-name="ce17" office:value-type="string" calcext:value-type="string">
            <text:p>GÜLESER KORUC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3-07-04" calcext:value-type="date">
            <text:p>04.07.1953</text:p>
          </table:table-cell>
          <table:table-cell table:style-name="ce25" table:formula="of:=2022-YEAR([.D105])" office:value-type="float" office:value="69" calcext:value-type="float">
            <text:p>6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7-16T12:41:30" calcext:value-type="date">
            <text:p>16.07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68767084534" calcext:value-type="float">
            <text:p>68767084534</text:p>
          </table:table-cell>
          <table:table-cell table:style-name="ce17" office:value-type="string" calcext:value-type="string">
            <text:p>SABİRE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5-11" calcext:value-type="date">
            <text:p>11.05.1971</text:p>
          </table:table-cell>
          <table:table-cell table:style-name="ce25" table:formula="of:=2022-YEAR([.D106])" office:value-type="float" office:value="51" calcext:value-type="float">
            <text:p>5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7-27T14:52:14" calcext:value-type="date">
            <text:p>27.07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99981598446" calcext:value-type="float">
            <text:p>99981598446</text:p>
          </table:table-cell>
          <table:table-cell table:style-name="ce17" office:value-type="string" calcext:value-type="string">
            <text:p>DJIMI BANDI FATIME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2-04-06" calcext:value-type="date">
            <text:p>06.04.2002</text:p>
          </table:table-cell>
          <table:table-cell table:style-name="ce25" table:formula="of:=2022-YEAR([.D107])" office:value-type="float" office:value="20" calcext:value-type="float">
            <text:p>2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8-03T11:31:03" calcext:value-type="date">
            <text:p>03.08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8026920910" calcext:value-type="float">
            <text:p>38026920910</text:p>
          </table:table-cell>
          <table:table-cell table:style-name="ce17" office:value-type="string" calcext:value-type="string">
            <text:p>HALİME ÖMRÜUZ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0-11-25" calcext:value-type="date">
            <text:p>25.11.2000</text:p>
          </table:table-cell>
          <table:table-cell table:style-name="ce25" table:formula="of:=2022-YEAR([.D108])" office:value-type="float" office:value="22" calcext:value-type="float">
            <text:p>2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8-13T13:09:21" calcext:value-type="date">
            <text:p>13.08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9823524228" calcext:value-type="float">
            <text:p>19823524228</text:p>
          </table:table-cell>
          <table:table-cell table:style-name="ce17" office:value-type="string" calcext:value-type="string">
            <text:p>ŞABAN AVC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4-01" calcext:value-type="date">
            <text:p>01.04.1958</text:p>
          </table:table-cell>
          <table:table-cell table:style-name="ce25" table:formula="of:=2022-YEAR([.D109])" office:value-type="float" office:value="64" calcext:value-type="float">
            <text:p>6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8-17T14:48:30" calcext:value-type="date">
            <text:p>17.08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2248407558" calcext:value-type="float">
            <text:p>12248407558</text:p>
          </table:table-cell>
          <table:table-cell table:style-name="ce17" office:value-type="string" calcext:value-type="string">
            <text:p>YUNİS CEY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2-27" calcext:value-type="date">
            <text:p>27.02.1989</text:p>
          </table:table-cell>
          <table:table-cell table:style-name="ce25" table:formula="of:=2022-YEAR([.D110])" office:value-type="float" office:value="33" calcext:value-type="float">
            <text:p>3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8-18T16:38:30" calcext:value-type="date">
            <text:p>18.08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7852220838" calcext:value-type="float">
            <text:p>17852220838</text:p>
          </table:table-cell>
          <table:table-cell table:style-name="ce17" office:value-type="string" calcext:value-type="string">
            <text:p>SEVİM ÇELİ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1-22" calcext:value-type="date">
            <text:p>22.01.1950</text:p>
          </table:table-cell>
          <table:table-cell table:style-name="ce25" table:formula="of:=2022-YEAR([.D111])" office:value-type="float" office:value="72" calcext:value-type="float">
            <text:p>7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8-23T12:27:56" calcext:value-type="date">
            <text:p>23.08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5145309472" calcext:value-type="float">
            <text:p>45145309472</text:p>
          </table:table-cell>
          <table:table-cell table:style-name="ce17" office:value-type="string" calcext:value-type="string">
            <text:p>NACİYE ÇANKAYA COŞK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2-18" calcext:value-type="date">
            <text:p>18.02.1964</text:p>
          </table:table-cell>
          <table:table-cell table:style-name="ce25" table:formula="of:=2022-YEAR([.D112])" office:value-type="float" office:value="58" calcext:value-type="float">
            <text:p>5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8-25T11:55:28" calcext:value-type="date">
            <text:p>25.08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0106811910" calcext:value-type="float">
            <text:p>30106811910</text:p>
          </table:table-cell>
          <table:table-cell table:style-name="ce17" office:value-type="string" calcext:value-type="string">
            <text:p>SELDA AKB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9-21" calcext:value-type="date">
            <text:p>21.09.1978</text:p>
          </table:table-cell>
          <table:table-cell table:style-name="ce25" table:formula="of:=2022-YEAR([.D113])" office:value-type="float" office:value="44" calcext:value-type="float">
            <text:p>4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8-26T15:23:02" calcext:value-type="date">
            <text:p>26.08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1282439112" calcext:value-type="float">
            <text:p>11282439112</text:p>
          </table:table-cell>
          <table:table-cell table:style-name="ce17" office:value-type="string" calcext:value-type="string">
            <text:p>İSMAİL GÜ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32-07-01" calcext:value-type="date">
            <text:p>01.07.1932</text:p>
          </table:table-cell>
          <table:table-cell table:style-name="ce25" table:formula="of:=2022-YEAR([.D114])" office:value-type="float" office:value="90" calcext:value-type="float">
            <text:p>9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8-26T16:37:40" calcext:value-type="date">
            <text:p>26.08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2826291194" calcext:value-type="float">
            <text:p>42826291194</text:p>
          </table:table-cell>
          <table:table-cell table:style-name="ce17" office:value-type="string" calcext:value-type="string">
            <text:p>MUHAMMET ERYIL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0-01-01" calcext:value-type="date">
            <text:p>01.01.2000</text:p>
          </table:table-cell>
          <table:table-cell table:style-name="ce25" table:formula="of:=2022-YEAR([.D115])" office:value-type="float" office:value="22" calcext:value-type="float">
            <text:p>2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8-27T13:40:45" calcext:value-type="date">
            <text:p>27.08.2021</text:p>
          </table:table-cell>
          <table:table-cell table:style-name="ce17" office:value-type="string" calcext:value-type="string">
            <text:p><text:s/>2,697x10^6 Pozitif</text:p>
          </table:table-cell>
          <table:table-cell table:style-name="ce15" office:value-type="string" calcext:value-type="string">
            <text:p>1 </text:p>
          </table:table-cell>
          <table:table-cell table:style-name="ce17" office:value-type="string" calcext:value-type="string">
            <text:p>Pozitif </text:p>
          </table:table-cell>
          <table:table-cell table:style-name="ce17" office:value-type="string" calcext:value-type="string">
            <text:p><text:s/>2,697x10^6 </text:p>
          </table:table-cell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4630326072" calcext:value-type="float">
            <text:p>14630326072</text:p>
          </table:table-cell>
          <table:table-cell table:style-name="ce17" office:value-type="string" calcext:value-type="string">
            <text:p>KÜBRA AÇIK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8-09-07" calcext:value-type="date">
            <text:p>07.09.1998</text:p>
          </table:table-cell>
          <table:table-cell table:style-name="ce25" table:formula="of:=2022-YEAR([.D116])" office:value-type="float" office:value="24" calcext:value-type="float">
            <text:p>2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8-31T16:27:45" calcext:value-type="date">
            <text:p>31.08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17" office:value-type="string" calcext:value-type="string">
            <text:p>NEZAKET AVC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4-30" calcext:value-type="date">
            <text:p>30.04.1968</text:p>
          </table:table-cell>
          <table:table-cell table:style-name="ce25" table:formula="of:=2022-YEAR([.D117])" office:value-type="float" office:value="54" calcext:value-type="float">
            <text:p>5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8-31T16:27:46" calcext:value-type="date">
            <text:p>31.08.2021</text:p>
          </table:table-cell>
          <table:table-cell table:style-name="ce17" office:value-type="string" calcext:value-type="string">
            <text:p>214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214000</text:p>
          </table:table-cell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1852757828" calcext:value-type="float">
            <text:p>31852757828</text:p>
          </table:table-cell>
          <table:table-cell table:style-name="ce17" office:value-type="string" calcext:value-type="string">
            <text:p>RAZİYE SO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1-01" calcext:value-type="date">
            <text:p>01.01.1955</text:p>
          </table:table-cell>
          <table:table-cell table:style-name="ce25" table:formula="of:=2022-YEAR([.D118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01T12:00:06" calcext:value-type="date">
            <text:p>01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72379137380" calcext:value-type="float">
            <text:p>72379137380</text:p>
          </table:table-cell>
          <table:table-cell table:style-name="ce17" office:value-type="string" calcext:value-type="string">
            <text:p>METEHAN YÜCE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14-05-21" calcext:value-type="date">
            <text:p>21.05.2014</text:p>
          </table:table-cell>
          <table:table-cell table:style-name="ce25" table:formula="of:=2022-YEAR([.D119])" office:value-type="float" office:value="8" calcext:value-type="float">
            <text:p>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01T16:21:10" calcext:value-type="date">
            <text:p>01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30947153552" calcext:value-type="float">
            <text:p>30947153552</text:p>
          </table:table-cell>
          <table:table-cell table:style-name="ce17" office:value-type="string" calcext:value-type="string">
            <text:p>ELİF YALÇ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8-20" calcext:value-type="date">
            <text:p>20.08.1957</text:p>
          </table:table-cell>
          <table:table-cell table:style-name="ce25" table:formula="of:=2022-YEAR([.D120])" office:value-type="float" office:value="65" calcext:value-type="float">
            <text:p>6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02T12:36:42" calcext:value-type="date">
            <text:p>02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5768956604" calcext:value-type="float">
            <text:p>25768956604</text:p>
          </table:table-cell>
          <table:table-cell table:style-name="ce17" office:value-type="string" calcext:value-type="string">
            <text:p>FATİH KART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8-02" calcext:value-type="date">
            <text:p>02.08.1983</text:p>
          </table:table-cell>
          <table:table-cell table:style-name="ce25" table:formula="of:=2022-YEAR([.D121])" office:value-type="float" office:value="39" calcext:value-type="float">
            <text:p>3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02T12:36:44" calcext:value-type="date">
            <text:p>02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8229206384" calcext:value-type="float">
            <text:p>48229206384</text:p>
          </table:table-cell>
          <table:table-cell table:style-name="ce17" office:value-type="string" calcext:value-type="string">
            <text:p>ESRA ÇENG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8-11" calcext:value-type="date">
            <text:p>11.08.1979</text:p>
          </table:table-cell>
          <table:table-cell table:style-name="ce25" table:formula="of:=2022-YEAR([.D122])" office:value-type="float" office:value="43" calcext:value-type="float">
            <text:p>4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02T16:32:05" calcext:value-type="date">
            <text:p>02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9625494642" calcext:value-type="float">
            <text:p>39625494642</text:p>
          </table:table-cell>
          <table:table-cell table:style-name="ce17" office:value-type="string" calcext:value-type="string">
            <text:p>ZEYNEP GİD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1-17" calcext:value-type="date">
            <text:p>17.01.1950</text:p>
          </table:table-cell>
          <table:table-cell table:style-name="ce25" table:formula="of:=2022-YEAR([.D123])" office:value-type="float" office:value="72" calcext:value-type="float">
            <text:p>7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06T15:10:13" calcext:value-type="date">
            <text:p>06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6532633470" calcext:value-type="float">
            <text:p>16532633470</text:p>
          </table:table-cell>
          <table:table-cell table:style-name="ce17" office:value-type="string" calcext:value-type="string">
            <text:p>ÖZDEN ÇELİKDEL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12-28" calcext:value-type="date">
            <text:p>28.12.1955</text:p>
          </table:table-cell>
          <table:table-cell table:style-name="ce25" table:formula="of:=2022-YEAR([.D124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08T14:17:27" calcext:value-type="date">
            <text:p>08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1012780710" calcext:value-type="float">
            <text:p>31012780710</text:p>
          </table:table-cell>
          <table:table-cell table:style-name="ce17" office:value-type="string" calcext:value-type="string">
            <text:p>BİRGÜL AKPIN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4-14" calcext:value-type="date">
            <text:p>14.04.1966</text:p>
          </table:table-cell>
          <table:table-cell table:style-name="ce25" table:formula="of:=2022-YEAR([.D125])" office:value-type="float" office:value="56" calcext:value-type="float">
            <text:p>56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13T15:27:59" calcext:value-type="date">
            <text:p>13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9434058264" calcext:value-type="float">
            <text:p>39434058264</text:p>
          </table:table-cell>
          <table:table-cell table:style-name="ce17" office:value-type="string" calcext:value-type="string">
            <text:p>KEZİBAN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3-07-01" calcext:value-type="date">
            <text:p>01.07.1953</text:p>
          </table:table-cell>
          <table:table-cell table:style-name="ce25" table:formula="of:=2022-YEAR([.D126])" office:value-type="float" office:value="69" calcext:value-type="float">
            <text:p>6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15T11:12:06" calcext:value-type="date">
            <text:p>15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61174145492" calcext:value-type="float">
            <text:p>61174145492</text:p>
          </table:table-cell>
          <table:table-cell table:style-name="ce17" office:value-type="string" calcext:value-type="string">
            <text:p>ARZU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04-29" calcext:value-type="date">
            <text:p>29.04.1987</text:p>
          </table:table-cell>
          <table:table-cell table:style-name="ce25" table:formula="of:=2022-YEAR([.D127])" office:value-type="float" office:value="35" calcext:value-type="float">
            <text:p>3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15T15:43:38" calcext:value-type="date">
            <text:p>15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0080140106" calcext:value-type="float">
            <text:p>20080140106</text:p>
          </table:table-cell>
          <table:table-cell table:style-name="ce17" office:value-type="string" calcext:value-type="string">
            <text:p>MUSTAFA YAĞMU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5-01-03" calcext:value-type="date">
            <text:p>03.01.1995</text:p>
          </table:table-cell>
          <table:table-cell table:style-name="ce25" table:formula="of:=2022-YEAR([.D128])" office:value-type="float" office:value="27" calcext:value-type="float">
            <text:p>2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21T11:11:01" calcext:value-type="date">
            <text:p>21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4243340090" calcext:value-type="float">
            <text:p>14243340090</text:p>
          </table:table-cell>
          <table:table-cell table:style-name="ce17" office:value-type="string" calcext:value-type="string">
            <text:p>SEVİM EYÜB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8-15" calcext:value-type="date">
            <text:p>15.08.1965</text:p>
          </table:table-cell>
          <table:table-cell table:style-name="ce25" table:formula="of:=2022-YEAR([.D129])" office:value-type="float" office:value="57" calcext:value-type="float">
            <text:p>5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24T10:56:06" calcext:value-type="date">
            <text:p>24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8027880948" calcext:value-type="float">
            <text:p>28027880948</text:p>
          </table:table-cell>
          <table:table-cell table:style-name="ce17" office:value-type="string" calcext:value-type="string">
            <text:p>FATMA ATE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3-29" calcext:value-type="date">
            <text:p>29.03.1955</text:p>
          </table:table-cell>
          <table:table-cell table:style-name="ce25" table:formula="of:=2022-YEAR([.D130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24T15:37:56" calcext:value-type="date">
            <text:p>24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9861522962" calcext:value-type="float">
            <text:p>49861522962</text:p>
          </table:table-cell>
          <table:table-cell table:style-name="ce17" office:value-type="string" calcext:value-type="string">
            <text:p>HÜSNE GELBA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3-05-10" calcext:value-type="date">
            <text:p>10.05.1953</text:p>
          </table:table-cell>
          <table:table-cell table:style-name="ce25" table:formula="of:=2022-YEAR([.D131])" office:value-type="float" office:value="69" calcext:value-type="float">
            <text:p>6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27T11:45:48" calcext:value-type="date">
            <text:p>27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3580361546" calcext:value-type="float">
            <text:p>13580361546</text:p>
          </table:table-cell>
          <table:table-cell table:style-name="ce17" office:value-type="string" calcext:value-type="string">
            <text:p>GÜLSEN ÇERİ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4-09" calcext:value-type="date">
            <text:p>09.04.1955</text:p>
          </table:table-cell>
          <table:table-cell table:style-name="ce25" table:formula="of:=2022-YEAR([.D132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27T11:51:55" calcext:value-type="date">
            <text:p>27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3434404142" calcext:value-type="float">
            <text:p>53434404142</text:p>
          </table:table-cell>
          <table:table-cell table:style-name="ce17" office:value-type="string" calcext:value-type="string">
            <text:p>FADİME AYNAL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2-01" calcext:value-type="date">
            <text:p>01.02.1967</text:p>
          </table:table-cell>
          <table:table-cell table:style-name="ce25" table:formula="of:=2022-YEAR([.D133])" office:value-type="float" office:value="55" calcext:value-type="float">
            <text:p>5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28T13:30:17" calcext:value-type="date">
            <text:p>28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9567201798" calcext:value-type="float">
            <text:p>29567201798</text:p>
          </table:table-cell>
          <table:table-cell table:style-name="ce17" office:value-type="string" calcext:value-type="string">
            <text:p>NURAN BAYK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12-22" calcext:value-type="date">
            <text:p>22.12.1968</text:p>
          </table:table-cell>
          <table:table-cell table:style-name="ce25" table:formula="of:=2022-YEAR([.D134])" office:value-type="float" office:value="54" calcext:value-type="float">
            <text:p>5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28T13:30:24" calcext:value-type="date">
            <text:p>28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0436469722" calcext:value-type="float">
            <text:p>10436469722</text:p>
          </table:table-cell>
          <table:table-cell table:style-name="ce17" office:value-type="string" calcext:value-type="string">
            <text:p>İPEK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1-06-02" calcext:value-type="date">
            <text:p>02.06.2001</text:p>
          </table:table-cell>
          <table:table-cell table:style-name="ce25" table:formula="of:=2022-YEAR([.D135])" office:value-type="float" office:value="21" calcext:value-type="float">
            <text:p>2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28T13:41:09" calcext:value-type="date">
            <text:p>28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3614587290" calcext:value-type="float">
            <text:p>53614587290</text:p>
          </table:table-cell>
          <table:table-cell table:style-name="ce17" office:value-type="string" calcext:value-type="string">
            <text:p>ALİ KIVILCI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8-20" calcext:value-type="date">
            <text:p>20.08.1961</text:p>
          </table:table-cell>
          <table:table-cell table:style-name="ce25" table:formula="of:=2022-YEAR([.D136])" office:value-type="float" office:value="61" calcext:value-type="float">
            <text:p>6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29T13:36:42" calcext:value-type="date">
            <text:p>29.09.2021</text:p>
          </table:table-cell>
          <table:table-cell table:style-name="ce17" office:value-type="string" calcext:value-type="string">
            <text:p>7,585 x10^5 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7,585 x10^5 </text:p>
          </table:table-cell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9823523610" calcext:value-type="float">
            <text:p>19823523610</text:p>
          </table:table-cell>
          <table:table-cell table:style-name="ce17" office:value-type="string" calcext:value-type="string">
            <text:p>AYSUN KALK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12-21" calcext:value-type="date">
            <text:p>21.12.1979</text:p>
          </table:table-cell>
          <table:table-cell table:style-name="ce25" table:formula="of:=2022-YEAR([.D137])" office:value-type="float" office:value="43" calcext:value-type="float">
            <text:p>4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30T11:30:49" calcext:value-type="date">
            <text:p>30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9996710432" calcext:value-type="float">
            <text:p>49996710432</text:p>
          </table:table-cell>
          <table:table-cell table:style-name="ce17" office:value-type="string" calcext:value-type="string">
            <text:p>BAYRAM TUNCE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8-10" calcext:value-type="date">
            <text:p>10.08.1950</text:p>
          </table:table-cell>
          <table:table-cell table:style-name="ce25" table:formula="of:=2022-YEAR([.D138])" office:value-type="float" office:value="72" calcext:value-type="float">
            <text:p>7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30T11:30:50" calcext:value-type="date">
            <text:p>30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99184367412" calcext:value-type="float">
            <text:p>99184367412</text:p>
          </table:table-cell>
          <table:table-cell table:style-name="ce17" office:value-type="string" calcext:value-type="string">
            <text:p>M.ENVER SERVAR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5-06" calcext:value-type="date">
            <text:p>06.05.1953</text:p>
          </table:table-cell>
          <table:table-cell table:style-name="ce25" table:formula="of:=2022-YEAR([.D139])" office:value-type="float" office:value="69" calcext:value-type="float">
            <text:p>6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09-30T11:30:50" calcext:value-type="date">
            <text:p>30.09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63340261746" calcext:value-type="float">
            <text:p>63340261746</text:p>
          </table:table-cell>
          <table:table-cell table:style-name="ce17" office:value-type="string" calcext:value-type="string">
            <text:p>GÜLSER IŞI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11-01" calcext:value-type="date">
            <text:p>01.11.1959</text:p>
          </table:table-cell>
          <table:table-cell table:style-name="ce25" table:formula="of:=2022-YEAR([.D140])" office:value-type="float" office:value="63" calcext:value-type="float">
            <text:p>6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06T14:09:24" calcext:value-type="date">
            <text:p>06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6305937162" calcext:value-type="float">
            <text:p>26305937162</text:p>
          </table:table-cell>
          <table:table-cell table:style-name="ce17" office:value-type="string" calcext:value-type="string">
            <text:p>METİN OĞUZH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6-27" calcext:value-type="date">
            <text:p>27.06.1979</text:p>
          </table:table-cell>
          <table:table-cell table:style-name="ce25" table:formula="of:=2022-YEAR([.D141])" office:value-type="float" office:value="43" calcext:value-type="float">
            <text:p>4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06T14:09:53" calcext:value-type="date">
            <text:p>06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4494714388" calcext:value-type="float">
            <text:p>44494714388</text:p>
          </table:table-cell>
          <table:table-cell table:style-name="ce17" office:value-type="string" calcext:value-type="string">
            <text:p>KEREM KOYUNC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1-07-07" calcext:value-type="date">
            <text:p>07.07.1991</text:p>
          </table:table-cell>
          <table:table-cell table:style-name="ce25" table:formula="of:=2022-YEAR([.D142])" office:value-type="float" office:value="31" calcext:value-type="float">
            <text:p>3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08T10:51:31" calcext:value-type="date">
            <text:p>08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17" office:value-type="string" calcext:value-type="string">
            <text:p>NEZAKET AVC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4-30" calcext:value-type="date">
            <text:p>30.04.1968</text:p>
          </table:table-cell>
          <table:table-cell table:style-name="ce25" table:formula="of:=2022-YEAR([.D143])" office:value-type="float" office:value="54" calcext:value-type="float">
            <text:p>5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08T13:30:03" calcext:value-type="date">
            <text:p>08.10.2021</text:p>
          </table:table-cell>
          <table:table-cell table:style-name="ce17" office:value-type="string" calcext:value-type="string">
            <text:p>574800 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574800 </text:p>
          </table:table-cell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4350709978" calcext:value-type="float">
            <text:p>44350709978</text:p>
          </table:table-cell>
          <table:table-cell table:style-name="ce17" office:value-type="string" calcext:value-type="string">
            <text:p>ESRA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9-01" calcext:value-type="date">
            <text:p>01.09.1996</text:p>
          </table:table-cell>
          <table:table-cell table:style-name="ce25" table:formula="of:=2022-YEAR([.D144])" office:value-type="float" office:value="26" calcext:value-type="float">
            <text:p>26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08T14:28:36" calcext:value-type="date">
            <text:p>08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99268908876" calcext:value-type="float">
            <text:p>99268908876</text:p>
          </table:table-cell>
          <table:table-cell table:style-name="ce17" office:value-type="string" calcext:value-type="string">
            <text:p>ESMA DİBE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1-01-20" calcext:value-type="date">
            <text:p>20.01.2001</text:p>
          </table:table-cell>
          <table:table-cell table:style-name="ce25" table:formula="of:=2022-YEAR([.D145])" office:value-type="float" office:value="21" calcext:value-type="float">
            <text:p>2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11T11:37:02" calcext:value-type="date">
            <text:p>11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6145276484" calcext:value-type="float">
            <text:p>16145276484</text:p>
          </table:table-cell>
          <table:table-cell table:style-name="ce17" office:value-type="string" calcext:value-type="string">
            <text:p>KİBRİYE S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1-01" calcext:value-type="date">
            <text:p>01.01.1955</text:p>
          </table:table-cell>
          <table:table-cell table:style-name="ce25" table:formula="of:=2022-YEAR([.D146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13T14:08:45" calcext:value-type="date">
            <text:p>13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8227771320" calcext:value-type="float">
            <text:p>18227771320</text:p>
          </table:table-cell>
          <table:table-cell table:style-name="ce17" office:value-type="string" calcext:value-type="string">
            <text:p>MENEVŞE BOR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6-21" calcext:value-type="date">
            <text:p>21.06.1965</text:p>
          </table:table-cell>
          <table:table-cell table:style-name="ce25" table:formula="of:=2022-YEAR([.D147])" office:value-type="float" office:value="57" calcext:value-type="float">
            <text:p>5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14T12:14:16" calcext:value-type="date">
            <text:p>14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7183575896" calcext:value-type="float">
            <text:p>37183575896</text:p>
          </table:table-cell>
          <table:table-cell table:style-name="ce17" office:value-type="string" calcext:value-type="string">
            <text:p>MELİHA UÇ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12-14" calcext:value-type="date">
            <text:p>14.12.1959</text:p>
          </table:table-cell>
          <table:table-cell table:style-name="ce25" table:formula="of:=2022-YEAR([.D148])" office:value-type="float" office:value="63" calcext:value-type="float">
            <text:p>6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19T14:40:22" calcext:value-type="date">
            <text:p>19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4558663998" calcext:value-type="float">
            <text:p>34558663998</text:p>
          </table:table-cell>
          <table:table-cell table:style-name="ce17" office:value-type="string" calcext:value-type="string">
            <text:p>DÜRDANE BAKI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38-03-06" calcext:value-type="date">
            <text:p>06.03.1938</text:p>
          </table:table-cell>
          <table:table-cell table:style-name="ce25" table:formula="of:=2022-YEAR([.D149])" office:value-type="float" office:value="84" calcext:value-type="float">
            <text:p>8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21T12:09:19" calcext:value-type="date">
            <text:p>21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3870018098" calcext:value-type="float">
            <text:p>23870018098</text:p>
          </table:table-cell>
          <table:table-cell table:style-name="ce17" office:value-type="string" calcext:value-type="string">
            <text:p>NACİYE KORK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1-07-20" calcext:value-type="date">
            <text:p>20.07.1951</text:p>
          </table:table-cell>
          <table:table-cell table:style-name="ce25" table:formula="of:=2022-YEAR([.D150])" office:value-type="float" office:value="71" calcext:value-type="float">
            <text:p>7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21T12:09:21" calcext:value-type="date">
            <text:p>21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0749353846" calcext:value-type="float">
            <text:p>30749353846</text:p>
          </table:table-cell>
          <table:table-cell table:style-name="ce17" office:value-type="string" calcext:value-type="string">
            <text:p>CANSU MERA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8-10-18" calcext:value-type="date">
            <text:p>18.10.1998</text:p>
          </table:table-cell>
          <table:table-cell table:style-name="ce25" table:formula="of:=2022-YEAR([.D151])" office:value-type="float" office:value="24" calcext:value-type="float">
            <text:p>2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25T13:48:56" calcext:value-type="date">
            <text:p>25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0805455110" calcext:value-type="float">
            <text:p>10805455110</text:p>
          </table:table-cell>
          <table:table-cell table:style-name="ce17" office:value-type="string" calcext:value-type="string">
            <text:p>FADİME YA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7-05" calcext:value-type="date">
            <text:p>05.07.1955</text:p>
          </table:table-cell>
          <table:table-cell table:style-name="ce25" table:formula="of:=2022-YEAR([.D152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26T11:37:13" calcext:value-type="date">
            <text:p>26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0862453234" calcext:value-type="float">
            <text:p>10862453234</text:p>
          </table:table-cell>
          <table:table-cell table:style-name="ce17" office:value-type="string" calcext:value-type="string">
            <text:p>HASAN YAM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4-06-05" calcext:value-type="date">
            <text:p>05.06.1944</text:p>
          </table:table-cell>
          <table:table-cell table:style-name="ce25" table:formula="of:=2022-YEAR([.D153])" office:value-type="float" office:value="78" calcext:value-type="float">
            <text:p>7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26T11:37:14" calcext:value-type="date">
            <text:p>26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3424737506" calcext:value-type="float">
            <text:p>13424737506</text:p>
          </table:table-cell>
          <table:table-cell table:style-name="ce17" office:value-type="string" calcext:value-type="string">
            <text:p>CEVAHİR GÜRÜF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3-04-15" calcext:value-type="date">
            <text:p>15.04.1953</text:p>
          </table:table-cell>
          <table:table-cell table:style-name="ce25" table:formula="of:=2022-YEAR([.D154])" office:value-type="float" office:value="69" calcext:value-type="float">
            <text:p>6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26T11:55:23" calcext:value-type="date">
            <text:p>26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1956083060" calcext:value-type="float">
            <text:p>21956083060</text:p>
          </table:table-cell>
          <table:table-cell table:style-name="ce17" office:value-type="string" calcext:value-type="string">
            <text:p>SALİHA ÖNCÜ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1-10" calcext:value-type="date">
            <text:p>10.01.1955</text:p>
          </table:table-cell>
          <table:table-cell table:style-name="ce25" table:formula="of:=2022-YEAR([.D155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0-26T11:55:23" calcext:value-type="date">
            <text:p>26.10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17" office:value-type="string" calcext:value-type="string">
            <text:p>NEZAKET AVC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4-30" calcext:value-type="date">
            <text:p>30.04.1968</text:p>
          </table:table-cell>
          <table:table-cell table:style-name="ce25" table:formula="of:=2022-YEAR([.D156])" office:value-type="float" office:value="54" calcext:value-type="float">
            <text:p>5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02T14:32:47" calcext:value-type="date">
            <text:p>02.11.2021</text:p>
          </table:table-cell>
          <table:table-cell table:style-name="ce17" office:value-type="string" calcext:value-type="string">
            <text:p>3253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32530</text:p>
          </table:table-cell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4206571782" calcext:value-type="float">
            <text:p>24206571782</text:p>
          </table:table-cell>
          <table:table-cell table:style-name="ce17" office:value-type="string" calcext:value-type="string">
            <text:p>DURSUN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11-15" calcext:value-type="date">
            <text:p>15.11.1956</text:p>
          </table:table-cell>
          <table:table-cell table:style-name="ce25" table:formula="of:=2022-YEAR([.D157])" office:value-type="float" office:value="66" calcext:value-type="float">
            <text:p>66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03T13:44:04" calcext:value-type="date">
            <text:p>03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5139309846" calcext:value-type="float">
            <text:p>45139309846</text:p>
          </table:table-cell>
          <table:table-cell table:style-name="ce17" office:value-type="string" calcext:value-type="string">
            <text:p>HURİYE DAM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9-03-12" calcext:value-type="date">
            <text:p>12.03.1949</text:p>
          </table:table-cell>
          <table:table-cell table:style-name="ce25" table:formula="of:=2022-YEAR([.D158])" office:value-type="float" office:value="73" calcext:value-type="float">
            <text:p>7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04T14:57:26" calcext:value-type="date">
            <text:p>04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8758189984" calcext:value-type="float">
            <text:p>18758189984</text:p>
          </table:table-cell>
          <table:table-cell table:style-name="ce17" office:value-type="string" calcext:value-type="string">
            <text:p>NECLA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2-21" calcext:value-type="date">
            <text:p>21.02.1957</text:p>
          </table:table-cell>
          <table:table-cell table:style-name="ce25" table:formula="of:=2022-YEAR([.D159])" office:value-type="float" office:value="65" calcext:value-type="float">
            <text:p>6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05T13:39:05" calcext:value-type="date">
            <text:p>05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8833187492" calcext:value-type="float">
            <text:p>18833187492</text:p>
          </table:table-cell>
          <table:table-cell table:style-name="ce17" office:value-type="string" calcext:value-type="string">
            <text:p>HULUSİ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11-07" calcext:value-type="date">
            <text:p>07.11.1960</text:p>
          </table:table-cell>
          <table:table-cell table:style-name="ce25" table:formula="of:=2022-YEAR([.D160])" office:value-type="float" office:value="62" calcext:value-type="float">
            <text:p>6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05T13:41:00" calcext:value-type="date">
            <text:p>05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8334202882" calcext:value-type="float">
            <text:p>48334202882</text:p>
          </table:table-cell>
          <table:table-cell table:style-name="ce17" office:value-type="string" calcext:value-type="string">
            <text:p>LEYLA DÖK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16" calcext:value-type="date">
            <text:p>16.01.1957</text:p>
          </table:table-cell>
          <table:table-cell table:style-name="ce25" table:formula="of:=2022-YEAR([.D161])" office:value-type="float" office:value="65" calcext:value-type="float">
            <text:p>6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08T11:28:11" calcext:value-type="date">
            <text:p>08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8320574606" calcext:value-type="float">
            <text:p>18320574606</text:p>
          </table:table-cell>
          <table:table-cell table:style-name="ce17" office:value-type="string" calcext:value-type="string">
            <text:p>HAMİDE CELEP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10-09" calcext:value-type="date">
            <text:p>09.10.1955</text:p>
          </table:table-cell>
          <table:table-cell table:style-name="ce25" table:formula="of:=2022-YEAR([.D162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09T11:36:43" calcext:value-type="date">
            <text:p>09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8015107094" calcext:value-type="float">
            <text:p>38015107094</text:p>
          </table:table-cell>
          <table:table-cell table:style-name="ce17" office:value-type="string" calcext:value-type="string">
            <text:p>AYŞEGÜL TOR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3-18" calcext:value-type="date">
            <text:p>18.03.1977</text:p>
          </table:table-cell>
          <table:table-cell table:style-name="ce25" table:formula="of:=2022-YEAR([.D163])" office:value-type="float" office:value="45" calcext:value-type="float">
            <text:p>4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09T14:20:11" calcext:value-type="date">
            <text:p>09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0690459030" calcext:value-type="float">
            <text:p>40690459030</text:p>
          </table:table-cell>
          <table:table-cell table:style-name="ce17" office:value-type="string" calcext:value-type="string">
            <text:p>FİKRİYE ŞÜKRİYE ÖZ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3-06-06" calcext:value-type="date">
            <text:p>06.06.1943</text:p>
          </table:table-cell>
          <table:table-cell table:style-name="ce25" table:formula="of:=2022-YEAR([.D164])" office:value-type="float" office:value="79" calcext:value-type="float">
            <text:p>7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10T11:31:57" calcext:value-type="date">
            <text:p>10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1458661698" calcext:value-type="float">
            <text:p>21458661698</text:p>
          </table:table-cell>
          <table:table-cell table:style-name="ce17" office:value-type="string" calcext:value-type="string">
            <text:p>SALİCE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8-07-01" calcext:value-type="date">
            <text:p>01.07.1948</text:p>
          </table:table-cell>
          <table:table-cell table:style-name="ce25" table:formula="of:=2022-YEAR([.D165])" office:value-type="float" office:value="74" calcext:value-type="float">
            <text:p>7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10T11:32:00" calcext:value-type="date">
            <text:p>10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4547554458" calcext:value-type="float">
            <text:p>54547554458</text:p>
          </table:table-cell>
          <table:table-cell table:style-name="ce17" office:value-type="string" calcext:value-type="string">
            <text:p>SELVAN ÇOB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01" calcext:value-type="date">
            <text:p>01.01.1957</text:p>
          </table:table-cell>
          <table:table-cell table:style-name="ce25" table:formula="of:=2022-YEAR([.D166])" office:value-type="float" office:value="65" calcext:value-type="float">
            <text:p>6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10T13:50:06" calcext:value-type="date">
            <text:p>10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table:style-name="ce17" office:value-type="string" calcext:value-type="string">
            <text:p>ZELİHA SAR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5-23" calcext:value-type="date">
            <text:p>23.05.1968</text:p>
          </table:table-cell>
          <table:table-cell table:style-name="ce25" table:formula="of:=2022-YEAR([.D167])" office:value-type="float" office:value="54" calcext:value-type="float">
            <text:p>5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16T11:26:31" calcext:value-type="date">
            <text:p>16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0665126270" calcext:value-type="float">
            <text:p>50665126270</text:p>
          </table:table-cell>
          <table:table-cell table:style-name="ce17" office:value-type="string" calcext:value-type="string">
            <text:p>FATMA GÜNDÜ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6-08-06" calcext:value-type="date">
            <text:p>06.08.1946</text:p>
          </table:table-cell>
          <table:table-cell table:style-name="ce25" table:formula="of:=2022-YEAR([.D168])" office:value-type="float" office:value="76" calcext:value-type="float">
            <text:p>76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17T12:10:32" calcext:value-type="date">
            <text:p>17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9228213672" calcext:value-type="float">
            <text:p>29228213672</text:p>
          </table:table-cell>
          <table:table-cell table:style-name="ce17" office:value-type="string" calcext:value-type="string">
            <text:p>FEYZİ KORKU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7-08-01" calcext:value-type="date">
            <text:p>01.08.1987</text:p>
          </table:table-cell>
          <table:table-cell table:style-name="ce25" table:formula="of:=2022-YEAR([.D169])" office:value-type="float" office:value="35" calcext:value-type="float">
            <text:p>3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17T15:18:58" calcext:value-type="date">
            <text:p>17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2166779406" calcext:value-type="float">
            <text:p>42166779406</text:p>
          </table:table-cell>
          <table:table-cell table:style-name="ce17" office:value-type="string" calcext:value-type="string">
            <text:p>SEHER COMAR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8-01-01" calcext:value-type="date">
            <text:p>01.01.1948</text:p>
          </table:table-cell>
          <table:table-cell table:style-name="ce25" table:formula="of:=2022-YEAR([.D170])" office:value-type="float" office:value="74" calcext:value-type="float">
            <text:p>7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18T09:50:46" calcext:value-type="date">
            <text:p>18.11.2021</text:p>
          </table:table-cell>
          <table:table-cell table:style-name="ce17" office:value-type="string" calcext:value-type="string">
            <text:p>2441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24410</text:p>
          </table:table-cell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5145309472" calcext:value-type="float">
            <text:p>45145309472</text:p>
          </table:table-cell>
          <table:table-cell table:style-name="ce17" office:value-type="string" calcext:value-type="string">
            <text:p>NACİYE ÇANKAYA COŞK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2-18" calcext:value-type="date">
            <text:p>18.02.1964</text:p>
          </table:table-cell>
          <table:table-cell table:style-name="ce25" table:formula="of:=2022-YEAR([.D171])" office:value-type="float" office:value="58" calcext:value-type="float">
            <text:p>5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18T13:50:13" calcext:value-type="date">
            <text:p>18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2732019892" calcext:value-type="float">
            <text:p>12732019892</text:p>
          </table:table-cell>
          <table:table-cell table:style-name="ce17" office:value-type="string" calcext:value-type="string">
            <text:p>SADULLAH ÜNGÖ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11-01" calcext:value-type="date">
            <text:p>01.11.1953</text:p>
          </table:table-cell>
          <table:table-cell table:style-name="ce25" table:formula="of:=2022-YEAR([.D172])" office:value-type="float" office:value="69" calcext:value-type="float">
            <text:p>6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18T13:50:14" calcext:value-type="date">
            <text:p>18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22010453164" calcext:value-type="float">
            <text:p>22010453164</text:p>
          </table:table-cell>
          <table:table-cell table:style-name="ce17" office:value-type="string" calcext:value-type="string">
            <text:p>ABDULLAH BUĞRA DUR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9-10-15" calcext:value-type="date">
            <text:p>15.10.1999</text:p>
          </table:table-cell>
          <table:table-cell table:style-name="ce25" table:formula="of:=2022-YEAR([.D173])" office:value-type="float" office:value="23" calcext:value-type="float">
            <text:p>2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18T14:02:40" calcext:value-type="date">
            <text:p>18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26062947220" calcext:value-type="float">
            <text:p>26062947220</text:p>
          </table:table-cell>
          <table:table-cell table:style-name="ce17" office:value-type="string" calcext:value-type="string">
            <text:p>HEMİDE ERGÜ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8-18" calcext:value-type="date">
            <text:p>18.08.1972</text:p>
          </table:table-cell>
          <table:table-cell table:style-name="ce25" table:formula="of:=2022-YEAR([.D174])" office:value-type="float" office:value="50" calcext:value-type="float">
            <text:p>5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24T13:15:29" calcext:value-type="date">
            <text:p>24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1002449138" calcext:value-type="float">
            <text:p>41002449138</text:p>
          </table:table-cell>
          <table:table-cell table:style-name="ce17" office:value-type="string" calcext:value-type="string">
            <text:p>GAZİ DEMİRSO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7-04" calcext:value-type="date">
            <text:p>04.07.1964</text:p>
          </table:table-cell>
          <table:table-cell table:style-name="ce25" table:formula="of:=2022-YEAR([.D175])" office:value-type="float" office:value="58" calcext:value-type="float">
            <text:p>5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25T13:12:08" calcext:value-type="date">
            <text:p>25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58840226432" calcext:value-type="float">
            <text:p>58840226432</text:p>
          </table:table-cell>
          <table:table-cell table:style-name="ce17" office:value-type="string" calcext:value-type="string">
            <text:p>KEZİBAN ÜSTÜN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33-07-01" calcext:value-type="date">
            <text:p>01.07.1933</text:p>
          </table:table-cell>
          <table:table-cell table:style-name="ce25" table:formula="of:=2022-YEAR([.D176])" office:value-type="float" office:value="89" calcext:value-type="float">
            <text:p>8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25T15:00:59" calcext:value-type="date">
            <text:p>25.11.2021</text:p>
          </table:table-cell>
          <table:table-cell table:style-name="ce17" office:value-type="string" calcext:value-type="string">
            <text:p><text:s/>1411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<text:s/>1411000</text:p>
          </table:table-cell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7813783334" calcext:value-type="float">
            <text:p>17813783334</text:p>
          </table:table-cell>
          <table:table-cell table:style-name="ce17" office:value-type="string" calcext:value-type="string">
            <text:p>ERDEM BARIŞ ŞEN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9-01" calcext:value-type="date">
            <text:p>01.09.1979</text:p>
          </table:table-cell>
          <table:table-cell table:style-name="ce25" table:formula="of:=2022-YEAR([.D177])" office:value-type="float" office:value="43" calcext:value-type="float">
            <text:p>4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26T13:56:08" calcext:value-type="date">
            <text:p>26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5467298518" calcext:value-type="float">
            <text:p>15467298518</text:p>
          </table:table-cell>
          <table:table-cell table:style-name="ce17" office:value-type="string" calcext:value-type="string">
            <text:p>DERYA YILDI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7-15" calcext:value-type="date">
            <text:p>15.07.1979</text:p>
          </table:table-cell>
          <table:table-cell table:style-name="ce25" table:formula="of:=2022-YEAR([.D178])" office:value-type="float" office:value="43" calcext:value-type="float">
            <text:p>4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29T12:42:26" calcext:value-type="date">
            <text:p>29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1914074468" calcext:value-type="float">
            <text:p>21914074468</text:p>
          </table:table-cell>
          <table:table-cell table:style-name="ce17" office:value-type="string" calcext:value-type="string">
            <text:p>AYŞE TOR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8-02-01" calcext:value-type="date">
            <text:p>01.02.1948</text:p>
          </table:table-cell>
          <table:table-cell table:style-name="ce25" table:formula="of:=2022-YEAR([.D179])" office:value-type="float" office:value="74" calcext:value-type="float">
            <text:p>7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29T15:28:33" calcext:value-type="date">
            <text:p>29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62797092170" calcext:value-type="float">
            <text:p>62797092170</text:p>
          </table:table-cell>
          <table:table-cell table:style-name="ce17" office:value-type="string" calcext:value-type="string">
            <text:p>HATİCE KARADENİ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09-26" calcext:value-type="date">
            <text:p>26.09.1959</text:p>
          </table:table-cell>
          <table:table-cell table:style-name="ce25" table:formula="of:=2022-YEAR([.D180])" office:value-type="float" office:value="63" calcext:value-type="float">
            <text:p>6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1-30T13:34:45" calcext:value-type="date">
            <text:p>30.11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8479198388" calcext:value-type="float">
            <text:p>18479198388</text:p>
          </table:table-cell>
          <table:table-cell table:style-name="ce17" office:value-type="string" calcext:value-type="string">
            <text:p>LÜTFİ ANTEP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1-11" calcext:value-type="date">
            <text:p>11.01.1993</text:p>
          </table:table-cell>
          <table:table-cell table:style-name="ce25" table:formula="of:=2022-YEAR([.D181])" office:value-type="float" office:value="29" calcext:value-type="float">
            <text:p>2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06T11:07:45" calcext:value-type="date">
            <text:p>06.1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8136771142" calcext:value-type="float">
            <text:p>48136771142</text:p>
          </table:table-cell>
          <table:table-cell table:style-name="ce17" office:value-type="string" calcext:value-type="string">
            <text:p>ALİM 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5-10" calcext:value-type="date">
            <text:p>10.05.1973</text:p>
          </table:table-cell>
          <table:table-cell table:style-name="ce25" table:formula="of:=2022-YEAR([.D182])" office:value-type="float" office:value="49" calcext:value-type="float">
            <text:p>4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07T14:37:57" calcext:value-type="date">
            <text:p>07.1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60055527976" calcext:value-type="float">
            <text:p>60055527976</text:p>
          </table:table-cell>
          <table:table-cell table:style-name="ce17" office:value-type="string" calcext:value-type="string">
            <text:p>SİBEL BEK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2-08-29" calcext:value-type="date">
            <text:p>29.08.1992</text:p>
          </table:table-cell>
          <table:table-cell table:style-name="ce25" table:formula="of:=2022-YEAR([.D183])" office:value-type="float" office:value="30" calcext:value-type="float">
            <text:p>3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10T11:04:36" calcext:value-type="date">
            <text:p>10.1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1827086756" calcext:value-type="float">
            <text:p>21827086756</text:p>
          </table:table-cell>
          <table:table-cell table:style-name="ce17" office:value-type="string" calcext:value-type="string">
            <text:p>SÜLEYMAN OMAL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7-08-15" calcext:value-type="date">
            <text:p>15.08.1947</text:p>
          </table:table-cell>
          <table:table-cell table:style-name="ce25" table:formula="of:=2022-YEAR([.D184])" office:value-type="float" office:value="75" calcext:value-type="float">
            <text:p>7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10T14:31:56" calcext:value-type="date">
            <text:p>10.12.2021</text:p>
          </table:table-cell>
          <table:table-cell table:style-name="ce17" office:value-type="string" calcext:value-type="string">
            <text:p>489,27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489,272</text:p>
          </table:table-cell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17" office:value-type="string" calcext:value-type="string">
            <text:p>MUHAMMED ALİ KIYME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2-15" calcext:value-type="date">
            <text:p>15.02.1985</text:p>
          </table:table-cell>
          <table:table-cell table:style-name="ce25" table:formula="of:=2022-YEAR([.D185])" office:value-type="float" office:value="37" calcext:value-type="float">
            <text:p>3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13T12:25:17" calcext:value-type="date">
            <text:p>13.1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65962177856" calcext:value-type="float">
            <text:p>65962177856</text:p>
          </table:table-cell>
          <table:table-cell table:style-name="ce17" office:value-type="string" calcext:value-type="string">
            <text:p>KORAY NİHAT YAN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4-07-24" calcext:value-type="date">
            <text:p>24.07.1984</text:p>
          </table:table-cell>
          <table:table-cell table:style-name="ce25" table:formula="of:=2022-YEAR([.D186])" office:value-type="float" office:value="38" calcext:value-type="float">
            <text:p>3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16T14:49:39" calcext:value-type="date">
            <text:p>16.1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61174145492" calcext:value-type="float">
            <text:p>61174145492</text:p>
          </table:table-cell>
          <table:table-cell table:style-name="ce17" office:value-type="string" calcext:value-type="string">
            <text:p>ARZU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04-29" calcext:value-type="date">
            <text:p>29.04.1987</text:p>
          </table:table-cell>
          <table:table-cell table:style-name="ce25" table:formula="of:=2022-YEAR([.D187])" office:value-type="float" office:value="35" calcext:value-type="float">
            <text:p>35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17T13:21:02" calcext:value-type="date">
            <text:p>17.1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0297472432" calcext:value-type="float">
            <text:p>40297472432</text:p>
          </table:table-cell>
          <table:table-cell table:style-name="ce17" office:value-type="string" calcext:value-type="string">
            <text:p>ŞÜKRAN KORK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1-01" calcext:value-type="date">
            <text:p>01.01.1955</text:p>
          </table:table-cell>
          <table:table-cell table:style-name="ce25" table:formula="of:=2022-YEAR([.D188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17T14:52:21" calcext:value-type="date">
            <text:p>17.1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7462565648" calcext:value-type="float">
            <text:p>37462565648</text:p>
          </table:table-cell>
          <table:table-cell table:style-name="ce17" office:value-type="string" calcext:value-type="string">
            <text:p>ZEKİYE AKBIYI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1-05" calcext:value-type="date">
            <text:p>05.01.1950</text:p>
          </table:table-cell>
          <table:table-cell table:style-name="ce25" table:formula="of:=2022-YEAR([.D189])" office:value-type="float" office:value="72" calcext:value-type="float">
            <text:p>7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21T13:17:23" calcext:value-type="date">
            <text:p>21.1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6397269418" calcext:value-type="float">
            <text:p>16397269418</text:p>
          </table:table-cell>
          <table:table-cell table:style-name="ce17" office:value-type="string" calcext:value-type="string">
            <text:p>HÜSEYİN ELİDİ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0-11-04" calcext:value-type="date">
            <text:p>04.11.2000</text:p>
          </table:table-cell>
          <table:table-cell table:style-name="ce25" table:formula="of:=2022-YEAR([.D190])" office:value-type="float" office:value="22" calcext:value-type="float">
            <text:p>2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22T11:26:00" calcext:value-type="date">
            <text:p>22.1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0967449606" calcext:value-type="float">
            <text:p>10967449606</text:p>
          </table:table-cell>
          <table:table-cell table:style-name="ce17" office:value-type="string" calcext:value-type="string">
            <text:p>ŞAKİRE UYSA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1-04-05" calcext:value-type="date">
            <text:p>05.04.1951</text:p>
          </table:table-cell>
          <table:table-cell table:style-name="ce25" table:formula="of:=2022-YEAR([.D191])" office:value-type="float" office:value="71" calcext:value-type="float">
            <text:p>7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22T11:48:43" calcext:value-type="date">
            <text:p>22.12.2021</text:p>
          </table:table-cell>
          <table:table-cell table:style-name="ce17" office:value-type="string" calcext:value-type="string">
            <text:p>336,66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336,660</text:p>
          </table:table-cell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9967482604" calcext:value-type="float">
            <text:p>39967482604</text:p>
          </table:table-cell>
          <table:table-cell table:style-name="ce17" office:value-type="string" calcext:value-type="string">
            <text:p>FATMA GÜNDÜ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1-01" calcext:value-type="date">
            <text:p>01.01.1950</text:p>
          </table:table-cell>
          <table:table-cell table:style-name="ce25" table:formula="of:=2022-YEAR([.D192])" office:value-type="float" office:value="72" calcext:value-type="float">
            <text:p>7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27T15:19:14" calcext:value-type="date">
            <text:p>27.12.2021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17" office:value-type="string" calcext:value-type="string">
            <text:p>NEZAKET AVC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4-30" calcext:value-type="date">
            <text:p>30.04.1968</text:p>
          </table:table-cell>
          <table:table-cell table:style-name="ce25" table:formula="of:=2022-YEAR([.D193])" office:value-type="float" office:value="54" calcext:value-type="float">
            <text:p>5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29T11:26:09" calcext:value-type="date">
            <text:p>29.12.2021</text:p>
          </table:table-cell>
          <table:table-cell table:style-name="ce17" office:value-type="string" calcext:value-type="string">
            <text:p>116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1162</text:p>
          </table:table-cell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6087277898" calcext:value-type="float">
            <text:p>46087277898</text:p>
          </table:table-cell>
          <table:table-cell table:style-name="ce17" office:value-type="string" calcext:value-type="string">
            <text:p>PAKİZE SAYIB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8-11-14" calcext:value-type="date">
            <text:p>14.11.1948</text:p>
          </table:table-cell>
          <table:table-cell table:style-name="ce25" table:formula="of:=2022-YEAR([.D194])" office:value-type="float" office:value="74" calcext:value-type="float">
            <text:p>7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1-12-29T12:28:49" calcext:value-type="date">
            <text:p>29.12.2021</text:p>
          </table:table-cell>
          <table:table-cell table:style-name="ce17" office:value-type="string" calcext:value-type="string">
            <text:p>289,96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289,964</text:p>
          </table:table-cell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3420366660" calcext:value-type="float">
            <text:p>43420366660</text:p>
          </table:table-cell>
          <table:table-cell table:style-name="ce17" office:value-type="string" calcext:value-type="string">
            <text:p>FAYMAN DAMLI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3-23" calcext:value-type="date">
            <text:p>23.03.1961</text:p>
          </table:table-cell>
          <table:table-cell table:style-name="ce25" table:formula="of:=2022-YEAR([.D195])" office:value-type="float" office:value="61" calcext:value-type="float">
            <text:p>6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05T10:35:27" calcext:value-type="date">
            <text:p>05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0749353846" calcext:value-type="float">
            <text:p>30749353846</text:p>
          </table:table-cell>
          <table:table-cell table:style-name="ce17" office:value-type="string" calcext:value-type="string">
            <text:p>CANSU MERA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8-10-18" calcext:value-type="date">
            <text:p>18.10.1998</text:p>
          </table:table-cell>
          <table:table-cell table:style-name="ce25" table:formula="of:=2022-YEAR([.D196])" office:value-type="float" office:value="24" calcext:value-type="float">
            <text:p>2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05T11:30:25" calcext:value-type="date">
            <text:p>05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4609327642" calcext:value-type="float">
            <text:p>14609327642</text:p>
          </table:table-cell>
          <table:table-cell table:style-name="ce17" office:value-type="string" calcext:value-type="string">
            <text:p>SIDDIKA ER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4-06-28" calcext:value-type="date">
            <text:p>28.06.1994</text:p>
          </table:table-cell>
          <table:table-cell table:style-name="ce25" table:formula="of:=2022-YEAR([.D197])" office:value-type="float" office:value="28" calcext:value-type="float">
            <text:p>2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05T11:30:30" calcext:value-type="date">
            <text:p>05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9824382854" calcext:value-type="float">
            <text:p>59824382854</text:p>
          </table:table-cell>
          <table:table-cell table:style-name="ce17" office:value-type="string" calcext:value-type="string">
            <text:p>REMZİYE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3-07-01" calcext:value-type="date">
            <text:p>01.07.1943</text:p>
          </table:table-cell>
          <table:table-cell table:style-name="ce25" table:formula="of:=2022-YEAR([.D198])" office:value-type="float" office:value="79" calcext:value-type="float">
            <text:p>7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05T13:15:18" calcext:value-type="date">
            <text:p>05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2850053050" calcext:value-type="float">
            <text:p>22850053050</text:p>
          </table:table-cell>
          <table:table-cell table:style-name="ce17" office:value-type="string" calcext:value-type="string">
            <text:p>SELAHATTİN YILDIRI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1-01" calcext:value-type="date">
            <text:p>01.01.1948</text:p>
          </table:table-cell>
          <table:table-cell table:style-name="ce25" table:formula="of:=2022-YEAR([.D199])" office:value-type="float" office:value="74" calcext:value-type="float">
            <text:p>7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10T13:50:02" calcext:value-type="date">
            <text:p>10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37201579486" calcext:value-type="float">
            <text:p>37201579486</text:p>
          </table:table-cell>
          <table:table-cell table:style-name="ce17" office:value-type="string" calcext:value-type="string">
            <text:p>AYŞE ER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10-02" calcext:value-type="date">
            <text:p>02.10.1959</text:p>
          </table:table-cell>
          <table:table-cell table:style-name="ce25" table:formula="of:=2022-YEAR([.D200])" office:value-type="float" office:value="63" calcext:value-type="float">
            <text:p>6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10T14:45:29" calcext:value-type="date">
            <text:p>10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0159476028" calcext:value-type="float">
            <text:p>40159476028</text:p>
          </table:table-cell>
          <table:table-cell table:style-name="ce17" office:value-type="string" calcext:value-type="string">
            <text:p>MUSTAFA KAYM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01-01" calcext:value-type="date">
            <text:p>01.01.1954</text:p>
          </table:table-cell>
          <table:table-cell table:style-name="ce25" table:formula="of:=2022-YEAR([.D201])" office:value-type="float" office:value="68" calcext:value-type="float">
            <text:p>6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10T15:24:16" calcext:value-type="date">
            <text:p>10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72307173954" calcext:value-type="float">
            <text:p>72307173954</text:p>
          </table:table-cell>
          <table:table-cell table:style-name="ce17" office:value-type="string" calcext:value-type="string">
            <text:p>AYGÜN <text:s/>EVME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9-05-25" calcext:value-type="date">
            <text:p>25.05.1989</text:p>
          </table:table-cell>
          <table:table-cell table:style-name="ce25" table:formula="of:=2022-YEAR([.D202])" office:value-type="float" office:value="33" calcext:value-type="float">
            <text:p>3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11T12:25:54" calcext:value-type="date">
            <text:p>11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99455587440" calcext:value-type="float">
            <text:p>99455587440</text:p>
          </table:table-cell>
          <table:table-cell table:style-name="ce17" office:value-type="string" calcext:value-type="string">
            <text:p>SAAD TALIB JEBUR JEBU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2-06" calcext:value-type="date">
            <text:p>06.02.1962</text:p>
          </table:table-cell>
          <table:table-cell table:style-name="ce25" table:formula="of:=2022-YEAR([.D203])" office:value-type="float" office:value="60" calcext:value-type="float">
            <text:p>6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12T13:38:30" calcext:value-type="date">
            <text:p>12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60055527976" calcext:value-type="float">
            <text:p>60055527976</text:p>
          </table:table-cell>
          <table:table-cell table:style-name="ce17" office:value-type="string" calcext:value-type="string">
            <text:p>SİBEL BEK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2-08-29" calcext:value-type="date">
            <text:p>29.08.1992</text:p>
          </table:table-cell>
          <table:table-cell table:style-name="ce25" table:formula="of:=2022-YEAR([.D204])" office:value-type="float" office:value="30" calcext:value-type="float">
            <text:p>3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13T15:29:32" calcext:value-type="date">
            <text:p>13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8794522774" calcext:value-type="float">
            <text:p>38794522774</text:p>
          </table:table-cell>
          <table:table-cell table:style-name="ce17" office:value-type="string" calcext:value-type="string">
            <text:p>YUSUF IŞI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12-03" calcext:value-type="date">
            <text:p>03.12.1962</text:p>
          </table:table-cell>
          <table:table-cell table:style-name="ce25" table:formula="of:=2022-YEAR([.D205])" office:value-type="float" office:value="60" calcext:value-type="float">
            <text:p>6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21T15:09:36" calcext:value-type="date">
            <text:p>21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3525364608" calcext:value-type="float">
            <text:p>43525364608</text:p>
          </table:table-cell>
          <table:table-cell table:style-name="ce17" office:value-type="string" calcext:value-type="string">
            <text:p>ÖMER ARAS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4-07-01" calcext:value-type="date">
            <text:p>01.07.1944</text:p>
          </table:table-cell>
          <table:table-cell table:style-name="ce25" table:formula="of:=2022-YEAR([.D206])" office:value-type="float" office:value="78" calcext:value-type="float">
            <text:p>7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26T14:19:05" calcext:value-type="date">
            <text:p>26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5209868986" calcext:value-type="float">
            <text:p>15209868986</text:p>
          </table:table-cell>
          <table:table-cell table:style-name="ce17" office:value-type="string" calcext:value-type="string">
            <text:p>HATİCE ANG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3-21" calcext:value-type="date">
            <text:p>21.03.1963</text:p>
          </table:table-cell>
          <table:table-cell table:style-name="ce25" table:formula="of:=2022-YEAR([.D207])" office:value-type="float" office:value="59" calcext:value-type="float">
            <text:p>5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1-28T14:22:36" calcext:value-type="date">
            <text:p>28.01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3666359518" calcext:value-type="float">
            <text:p>43666359518</text:p>
          </table:table-cell>
          <table:table-cell table:style-name="ce17" office:value-type="string" calcext:value-type="string">
            <text:p>FADİME SAT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10-10" calcext:value-type="date">
            <text:p>10.10.1974</text:p>
          </table:table-cell>
          <table:table-cell table:style-name="ce25" table:formula="of:=2022-YEAR([.D208])" office:value-type="float" office:value="48" calcext:value-type="float">
            <text:p>4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01T10:32:03" calcext:value-type="date">
            <text:p>01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67885113942" calcext:value-type="float">
            <text:p>67885113942</text:p>
          </table:table-cell>
          <table:table-cell table:style-name="ce17" office:value-type="string" calcext:value-type="string">
            <text:p>MUSTAFA YALÇ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9-21" calcext:value-type="date">
            <text:p>21.09.1972</text:p>
          </table:table-cell>
          <table:table-cell table:style-name="ce25" table:formula="of:=2022-YEAR([.D209])" office:value-type="float" office:value="50" calcext:value-type="float">
            <text:p>5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07T11:55:33" calcext:value-type="date">
            <text:p>07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51334103998" calcext:value-type="float">
            <text:p>51334103998</text:p>
          </table:table-cell>
          <table:table-cell table:style-name="ce17" office:value-type="string" calcext:value-type="string">
            <text:p>AKGÜL AYB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0-30" calcext:value-type="date">
            <text:p>30.10.1963</text:p>
          </table:table-cell>
          <table:table-cell table:style-name="ce25" table:formula="of:=2022-YEAR([.D210])" office:value-type="float" office:value="59" calcext:value-type="float">
            <text:p>5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07T15:32:47" calcext:value-type="date">
            <text:p>07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6096842582" calcext:value-type="float">
            <text:p>46096842582</text:p>
          </table:table-cell>
          <table:table-cell table:style-name="ce17" office:value-type="string" calcext:value-type="string">
            <text:p>FATMA ÖZ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3-05-27" calcext:value-type="date">
            <text:p>27.05.1953</text:p>
          </table:table-cell>
          <table:table-cell table:style-name="ce25" table:formula="of:=2022-YEAR([.D211])" office:value-type="float" office:value="69" calcext:value-type="float">
            <text:p>6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09T14:01:52" calcext:value-type="date">
            <text:p>09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71149005546" calcext:value-type="float">
            <text:p>71149005546</text:p>
          </table:table-cell>
          <table:table-cell table:style-name="ce17" office:value-type="string" calcext:value-type="string">
            <text:p>SEMRA ORU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9-05-06" calcext:value-type="date">
            <text:p>06.05.1989</text:p>
          </table:table-cell>
          <table:table-cell table:style-name="ce25" table:formula="of:=2022-YEAR([.D212])" office:value-type="float" office:value="33" calcext:value-type="float">
            <text:p>3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10T15:07:25" calcext:value-type="date">
            <text:p>10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6219721046" calcext:value-type="float">
            <text:p>46219721046</text:p>
          </table:table-cell>
          <table:table-cell table:style-name="ce17" office:value-type="string" calcext:value-type="string">
            <text:p>SÜHEYLA ARISO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4-18" calcext:value-type="date">
            <text:p>18.04.1984</text:p>
          </table:table-cell>
          <table:table-cell table:style-name="ce25" table:formula="of:=2022-YEAR([.D213])" office:value-type="float" office:value="38" calcext:value-type="float">
            <text:p>3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11T12:30:59" calcext:value-type="date">
            <text:p>11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4293005870" calcext:value-type="float">
            <text:p>24293005870</text:p>
          </table:table-cell>
          <table:table-cell table:style-name="ce17" office:value-type="string" calcext:value-type="string">
            <text:p>MUSTAFA BALÇ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3-05" calcext:value-type="date">
            <text:p>05.03.1961</text:p>
          </table:table-cell>
          <table:table-cell table:style-name="ce25" table:formula="of:=2022-YEAR([.D214])" office:value-type="float" office:value="61" calcext:value-type="float">
            <text:p>6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11T13:21:36" calcext:value-type="date">
            <text:p>11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0586022232" calcext:value-type="float">
            <text:p>40586022232</text:p>
          </table:table-cell>
          <table:table-cell table:style-name="ce17" office:value-type="string" calcext:value-type="string">
            <text:p>MUSTAFA KARADENİ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4-07-01" calcext:value-type="date">
            <text:p>01.07.1944</text:p>
          </table:table-cell>
          <table:table-cell table:style-name="ce25" table:formula="of:=2022-YEAR([.D215])" office:value-type="float" office:value="78" calcext:value-type="float">
            <text:p>78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11T15:22:57" calcext:value-type="date">
            <text:p>11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4590888792" calcext:value-type="float">
            <text:p>44590888792</text:p>
          </table:table-cell>
          <table:table-cell table:style-name="ce17" office:value-type="string" calcext:value-type="string">
            <text:p>EMİNE BOLA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1-11-10" calcext:value-type="date">
            <text:p>10.11.1991</text:p>
          </table:table-cell>
          <table:table-cell table:style-name="ce25" table:formula="of:=2022-YEAR([.D216])" office:value-type="float" office:value="31" calcext:value-type="float">
            <text:p>3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15T11:17:43" calcext:value-type="date">
            <text:p>15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6062947220" calcext:value-type="float">
            <text:p>26062947220</text:p>
          </table:table-cell>
          <table:table-cell table:style-name="ce17" office:value-type="string" calcext:value-type="string">
            <text:p>HEMİDE ERGÜ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8-18" calcext:value-type="date">
            <text:p>18.08.1972</text:p>
          </table:table-cell>
          <table:table-cell table:style-name="ce25" table:formula="of:=2022-YEAR([.D217])" office:value-type="float" office:value="50" calcext:value-type="float">
            <text:p>5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15T12:35:00" calcext:value-type="date">
            <text:p>15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2472627080" calcext:value-type="float">
            <text:p>22472627080</text:p>
          </table:table-cell>
          <table:table-cell table:style-name="ce17" office:value-type="string" calcext:value-type="string">
            <text:p>EMRE ORU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8-14" calcext:value-type="date">
            <text:p>14.08.1996</text:p>
          </table:table-cell>
          <table:table-cell table:style-name="ce25" table:formula="of:=2022-YEAR([.D218])" office:value-type="float" office:value="26" calcext:value-type="float">
            <text:p>26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15T15:25:55" calcext:value-type="date">
            <text:p>15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39097512646" calcext:value-type="float">
            <text:p>39097512646</text:p>
          </table:table-cell>
          <table:table-cell table:style-name="ce17" office:value-type="string" calcext:value-type="string">
            <text:p>ŞEYHİ 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2-08" calcext:value-type="date">
            <text:p>08.02.1965</text:p>
          </table:table-cell>
          <table:table-cell table:style-name="ce25" table:formula="of:=2022-YEAR([.D219])" office:value-type="float" office:value="57" calcext:value-type="float">
            <text:p>5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18T11:41:43" calcext:value-type="date">
            <text:p>18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17" office:value-type="string" calcext:value-type="string">
            <text:p>NEZAKET AVC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4-30" calcext:value-type="date">
            <text:p>30.04.1968</text:p>
          </table:table-cell>
          <table:table-cell table:style-name="ce25" table:formula="of:=2022-YEAR([.D220])" office:value-type="float" office:value="54" calcext:value-type="float">
            <text:p>5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18T15:24:16" calcext:value-type="date">
            <text:p>18.02.2022</text:p>
          </table:table-cell>
          <table:table-cell table:style-name="ce17" office:value-type="string" calcext:value-type="string">
            <text:p>3714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37140</text:p>
          </table:table-cell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1148109964" calcext:value-type="float">
            <text:p>51148109964</text:p>
          </table:table-cell>
          <table:table-cell table:style-name="ce17" office:value-type="string" calcext:value-type="string">
            <text:p>MÜNİSE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7-08" calcext:value-type="date">
            <text:p>08.07.1972</text:p>
          </table:table-cell>
          <table:table-cell table:style-name="ce25" table:formula="of:=2022-YEAR([.D221])" office:value-type="float" office:value="50" calcext:value-type="float">
            <text:p>5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21T12:30:21" calcext:value-type="date">
            <text:p>21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7434795508" calcext:value-type="float">
            <text:p>47434795508</text:p>
          </table:table-cell>
          <table:table-cell table:style-name="ce17" office:value-type="string" calcext:value-type="string">
            <text:p>ŞENEL ÖZÇELİ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12-01" calcext:value-type="date">
            <text:p>01.12.1969</text:p>
          </table:table-cell>
          <table:table-cell table:style-name="ce25" table:formula="of:=2022-YEAR([.D222])" office:value-type="float" office:value="53" calcext:value-type="float">
            <text:p>5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24T12:41:28" calcext:value-type="date">
            <text:p>24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52672058230" calcext:value-type="float">
            <text:p>52672058230</text:p>
          </table:table-cell>
          <table:table-cell table:style-name="ce17" office:value-type="string" calcext:value-type="string">
            <text:p>BİLAL DÜLG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3-01" calcext:value-type="date">
            <text:p>01.03.1970</text:p>
          </table:table-cell>
          <table:table-cell table:style-name="ce25" table:formula="of:=2022-YEAR([.D223])" office:value-type="float" office:value="52" calcext:value-type="float">
            <text:p>5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24T15:20:49" calcext:value-type="date">
            <text:p>24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45697291676" calcext:value-type="float">
            <text:p>45697291676</text:p>
          </table:table-cell>
          <table:table-cell table:style-name="ce17" office:value-type="string" calcext:value-type="string">
            <text:p>EMİNE DALGI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6-30" calcext:value-type="date">
            <text:p>30.06.1965</text:p>
          </table:table-cell>
          <table:table-cell table:style-name="ce25" table:formula="of:=2022-YEAR([.D224])" office:value-type="float" office:value="57" calcext:value-type="float">
            <text:p>5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28T13:42:02" calcext:value-type="date">
            <text:p>28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9567201798" calcext:value-type="float">
            <text:p>29567201798</text:p>
          </table:table-cell>
          <table:table-cell table:style-name="ce17" office:value-type="string" calcext:value-type="string">
            <text:p>NURAN BAYK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12-22" calcext:value-type="date">
            <text:p>22.12.1968</text:p>
          </table:table-cell>
          <table:table-cell table:style-name="ce25" table:formula="of:=2022-YEAR([.D225])" office:value-type="float" office:value="54" calcext:value-type="float">
            <text:p>5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28T13:42:06" calcext:value-type="date">
            <text:p>28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5174975640" calcext:value-type="float">
            <text:p>25174975640</text:p>
          </table:table-cell>
          <table:table-cell table:style-name="ce17" office:value-type="string" calcext:value-type="string">
            <text:p>HATİCE ERO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5-20" calcext:value-type="date">
            <text:p>20.05.1963</text:p>
          </table:table-cell>
          <table:table-cell table:style-name="ce25" table:formula="of:=2022-YEAR([.D226])" office:value-type="float" office:value="59" calcext:value-type="float">
            <text:p>59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2-28T14:42:35" calcext:value-type="date">
            <text:p>28.02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2085412668" calcext:value-type="float">
            <text:p>42085412668</text:p>
          </table:table-cell>
          <table:table-cell table:style-name="ce17" office:value-type="string" calcext:value-type="string">
            <text:p>KADİR ÇIN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08-18" calcext:value-type="date">
            <text:p>18.08.1956</text:p>
          </table:table-cell>
          <table:table-cell table:style-name="ce25" table:formula="of:=2022-YEAR([.D227])" office:value-type="float" office:value="66" calcext:value-type="float">
            <text:p>66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3-01T13:44:21" calcext:value-type="date">
            <text:p>01.03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59458215504" calcext:value-type="float">
            <text:p>59458215504</text:p>
          </table:table-cell>
          <table:table-cell table:style-name="ce17" office:value-type="string" calcext:value-type="string">
            <text:p>OSMAN TUNA SER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2-04-20" calcext:value-type="date">
            <text:p>20.04.2002</text:p>
          </table:table-cell>
          <table:table-cell table:style-name="ce25" table:formula="of:=2022-YEAR([.D228])" office:value-type="float" office:value="20" calcext:value-type="float">
            <text:p>2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3-04T15:18:27" calcext:value-type="date">
            <text:p>04.03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Erkek</text:p>
          </table:table-cell>
          <table:table-cell table:number-columns-repeated="1010"/>
        </table:table-row>
        <table:table-row table:style-name="ro1">
          <table:table-cell office:value-type="float" office:value="17633226202" calcext:value-type="float">
            <text:p>17633226202</text:p>
          </table:table-cell>
          <table:table-cell table:style-name="ce17" office:value-type="string" calcext:value-type="string">
            <text:p>ASUMAN YOZGATLI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4-18" calcext:value-type="date">
            <text:p>18.04.1958</text:p>
          </table:table-cell>
          <table:table-cell table:style-name="ce25" table:formula="of:=2022-YEAR([.D229])" office:value-type="float" office:value="64" calcext:value-type="float">
            <text:p>64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3-08T14:59:01" calcext:value-type="date">
            <text:p>08.03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4876691002" calcext:value-type="float">
            <text:p>14876691002</text:p>
          </table:table-cell>
          <table:table-cell table:style-name="ce17" office:value-type="string" calcext:value-type="string">
            <text:p>BELGÜZAR TEMİZ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12-20" calcext:value-type="date">
            <text:p>20.12.1955</text:p>
          </table:table-cell>
          <table:table-cell table:style-name="ce25" table:formula="of:=2022-YEAR([.D230])" office:value-type="float" office:value="67" calcext:value-type="float">
            <text:p>6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3-14T11:39:56" calcext:value-type="date">
            <text:p>14.03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10967449606" calcext:value-type="float">
            <text:p>10967449606</text:p>
          </table:table-cell>
          <table:table-cell table:style-name="ce17" office:value-type="string" calcext:value-type="string">
            <text:p>ŞAKİRE UYSA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1-04-05" calcext:value-type="date">
            <text:p>05.04.1951</text:p>
          </table:table-cell>
          <table:table-cell table:style-name="ce25" table:formula="of:=2022-YEAR([.D231])" office:value-type="float" office:value="71" calcext:value-type="float">
            <text:p>71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3-14T11:39:57" calcext:value-type="date">
            <text:p>14.03.2022</text:p>
          </table:table-cell>
          <table:table-cell table:style-name="ce17" office:value-type="string" calcext:value-type="string">
            <text:p>8153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text:s/></text:p>
          </table:table-cell>
          <table:table-cell table:style-name="ce17" office:value-type="string" calcext:value-type="string">
            <text:p>81530</text:p>
          </table:table-cell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41704423870" calcext:value-type="float">
            <text:p>41704423870</text:p>
          </table:table-cell>
          <table:table-cell table:style-name="ce17" office:value-type="string" calcext:value-type="string">
            <text:p>SALİYE İÇMEGİ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5-15" calcext:value-type="date">
            <text:p>15.05.1962</text:p>
          </table:table-cell>
          <table:table-cell table:style-name="ce25" table:formula="of:=2022-YEAR([.D232])" office:value-type="float" office:value="60" calcext:value-type="float">
            <text:p>60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3-16T11:28:17" calcext:value-type="date">
            <text:p>16.03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38632528210" calcext:value-type="float">
            <text:p>38632528210</text:p>
          </table:table-cell>
          <table:table-cell table:style-name="ce17" office:value-type="string" calcext:value-type="string">
            <text:p>ZEYNEP GÜ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5-09-23" calcext:value-type="date">
            <text:p>23.09.1945</text:p>
          </table:table-cell>
          <table:table-cell table:style-name="ce25" table:formula="of:=2022-YEAR([.D233])" office:value-type="float" office:value="77" calcext:value-type="float">
            <text:p>77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3-16T13:53:37" calcext:value-type="date">
            <text:p>16.03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53893018782" calcext:value-type="float">
            <text:p>53893018782</text:p>
          </table:table-cell>
          <table:table-cell table:style-name="ce17" office:value-type="string" calcext:value-type="string">
            <text:p>SEBİHA İLER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9-01-01" calcext:value-type="date">
            <text:p>01.01.1949</text:p>
          </table:table-cell>
          <table:table-cell table:style-name="ce25" table:formula="of:=2022-YEAR([.D234])" office:value-type="float" office:value="73" calcext:value-type="float">
            <text:p>73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3-17T14:14:11" calcext:value-type="date">
            <text:p>17.03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>
          <table:table-cell office:value-type="float" office:value="23272200626" calcext:value-type="float">
            <text:p>23272200626</text:p>
          </table:table-cell>
          <table:table-cell table:style-name="ce17" office:value-type="string" calcext:value-type="string">
            <text:p>VESİLE ORU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5-01" calcext:value-type="date">
            <text:p>01.05.1970</text:p>
          </table:table-cell>
          <table:table-cell table:style-name="ce25" table:formula="of:=2022-YEAR([.D235])" office:value-type="float" office:value="52" calcext:value-type="float">
            <text:p>52</text:p>
          </table:table-cell>
          <table:table-cell table:style-name="ce17" office:value-type="string" calcext:value-type="string">
            <text:p>HCV-RNA, Kantitatif</text:p>
          </table:table-cell>
          <table:table-cell table:style-name="ce17" office:value-type="string" calcext:value-type="string">
            <text:p>3</text:p>
          </table:table-cell>
          <table:table-cell office:value-type="date" office:date-value="2022-03-23T14:49:51" calcext:value-type="date">
            <text:p>23.03.2022</text:p>
          </table:table-cell>
          <table:table-cell table:style-name="ce17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Negatif</text:p>
          </table:table-cell>
          <table:table-cell table:style-name="ce17"/>
          <table:table-cell table:style-name="ce23" office:value-type="string" calcext:value-type="string">
            <text:p>Anatolia + Qiagen</text:p>
          </table:table-cell>
          <table:table-cell table:style-name="ce17" office:value-type="string" calcext:value-type="string">
            <text:p>Kadın</text:p>
          </table:table-cell>
          <table:table-cell table:number-columns-repeated="1010"/>
        </table:table-row>
        <table:table-row table:style-name="ro1" table:number-rows-repeated="1047048">
          <table:table-cell table:number-columns-repeated="1024"/>
        </table:table-row>
        <table:table-row table:style-name="ro6" table:number-rows-repeated="12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8" table:number-columns-repeated="2" table:default-cell-style-name="ce18"/>
        <table:table-column table:style-name="co3" table:default-cell-style-name="ce18"/>
        <table:table-column table:style-name="co5" table:default-cell-style-name="ce18"/>
        <table:table-row table:style-name="ro1">
          <table:table-cell table:style-name="ce16"/>
          <table:table-cell table:style-name="ce16" office:value-type="string" calcext:value-type="string">
            <text:p>PNSonuç</text:p>
          </table:table-cell>
          <table:table-cell table:style-name="ce16" office:value-type="string" calcext:value-type="string">
            <text:p>Cinsiyet</text:p>
          </table:table-cell>
          <table:table-cell table:style-name="ce16" office:value-type="string" calcext:value-type="string">
            <text:p>Tetkik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Negatif</text:p>
          </table:table-cell>
          <table:table-cell table:number-columns-repeated="2" table:style-name="ce17" office:value-type="string" calcext:value-type="string">
            <text:p>0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0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0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3">
          <table:table-cell table:style-name="ce17"/>
          <table:table-cell table:style-name="ce17" office:value-type="string" calcext:value-type="string">
            <text:p>1</text:p>
            <text:p>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3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POZİTİF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.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.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.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.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,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.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.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.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.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4">
          <table:table-cell table:style-name="ce17"/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.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.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.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 table:number-columns-repeated="2"/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2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2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2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2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^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POZİTİF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1 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1 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.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.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>
          <table:table-cell table:style-name="ce17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3</text:p>
          </table:table-cell>
        </table:table-row>
        <table:table-row table:style-name="ro1" table:number-rows-repeated="10470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4" table:default-cell-style-name="ce14"/>
        <table:table-column table:style-name="co13" table:number-columns-repeated="2" table:default-cell-style-name="ce17"/>
        <table:table-column table:style-name="co13" table:default-cell-style-name="ce23"/>
        <table:table-column table:style-name="co13" table:number-columns-repeated="2" table:default-cell-style-name="ce17"/>
        <table:table-column table:style-name="co13" table:default-cell-style-name="ce23"/>
        <table:table-column table:style-name="co13" table:number-columns-repeated="4" table:default-cell-style-name="ce17"/>
        <table:table-column table:style-name="co13" table:default-cell-style-name="ce23"/>
        <table:table-column table:style-name="co13" table:default-cell-style-name="ce17"/>
        <table:table-row table:style-name="ro5" table:number-rows-repeated="4">
          <table:table-cell table:style-name="Default" table:number-columns-repeated="13"/>
        </table:table-row>
        <table:table-row table:style-name="ro1">
          <table:table-cell office:value-type="float" office:value="99910263595" calcext:value-type="float">
            <text:p>99910263595</text:p>
          </table:table-cell>
          <table:table-cell office:value-type="string" calcext:value-type="string">
            <text:p>nurgül şentürk</text:p>
          </table:table-cell>
          <table:table-cell office:value-type="string" calcext:value-type="string">
            <text:p>0</text:p>
          </table:table-cell>
          <table:table-cell office:value-type="date" office:date-value="1986-01-01" calcext:value-type="date">
            <text:p>01.01.1986</text:p>
          </table:table-cell>
          <table:table-cell office:value-type="string" calcext:value-type="string">
            <text:p>HBV DNA (Kantitatif)</text:p>
          </table:table-cell>
          <table:table-cell office:value-type="string" calcext:value-type="string">
            <text:p>0</text:p>
          </table:table-cell>
          <table:table-cell office:value-type="date" office:date-value="2020-07-28T10:29:16" calcext:value-type="date">
            <text:p>28.07.2020</text:p>
          </table:table-cell>
          <table:table-cell office:value-type="string" calcext:value-type="string">
            <text:p>YETERSİZ NUMUNE</text:p>
          </table:table-cell>
          <table:table-cell table:number-columns-repeated="2"/>
          <table:table-cell office:value-type="string" calcext:value-type="string">
            <text:p>YETERSİZ NUMUNE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65263011576" calcext:value-type="float">
            <text:p>65263011576</text:p>
          </table:table-cell>
          <table:table-cell office:value-type="string" calcext:value-type="string">
            <text:p>YAYLA BOZKURT</text:p>
          </table:table-cell>
          <table:table-cell office:value-type="string" calcext:value-type="string">
            <text:p>0</text:p>
          </table:table-cell>
          <table:table-cell office:value-type="date" office:date-value="1942-07-01" calcext:value-type="date">
            <text:p>01.07.1942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07-06T16:07:53" calcext:value-type="date">
            <text:p>06.07.2021</text:p>
          </table:table-cell>
          <table:table-cell office:value-type="string" calcext:value-type="string">
            <text:p>YETERSİZ NUMUNE.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TERSİZ NUMUNE.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office:value-type="string" calcext:value-type="string">
            <text:p>ZELİHA SARI</text:p>
          </table:table-cell>
          <table:table-cell office:value-type="string" calcext:value-type="string">
            <text:p>0</text:p>
          </table:table-cell>
          <table:table-cell office:value-type="date" office:date-value="1968-05-23" calcext:value-type="date">
            <text:p>23.05.1968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11-16T11:26:31" calcext:value-type="date">
            <text:p>16.11.2021</text:p>
          </table:table-cell>
          <table:table-cell office:value-type="string" calcext:value-type="string">
            <text:p>YETERSİZ NUMUNE.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TERSİZ NUMUNE.</text:p>
          </table:table-cell>
          <table:table-cell office:value-type="string" calcext:value-type="string">
            <text:p>Anatolia + 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52243074300" calcext:value-type="float">
            <text:p>52243074300</text:p>
          </table:table-cell>
          <table:table-cell office:value-type="string" calcext:value-type="string">
            <text:p>DURAN EKİNCİ</text:p>
          </table:table-cell>
          <table:table-cell office:value-type="string" calcext:value-type="string">
            <text:p>1</text:p>
          </table:table-cell>
          <table:table-cell office:value-type="date" office:date-value="1965-04-16" calcext:value-type="date">
            <text:p>16.04.1965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11-18T13:50:08" calcext:value-type="date">
            <text:p>18.11.2021</text:p>
          </table:table-cell>
          <table:table-cell office:value-type="string" calcext:value-type="string">
            <text:p>YETERSİZ NUMUNE.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TERSİZ NUMUNE.</text:p>
          </table:table-cell>
          <table:table-cell office:value-type="string" calcext:value-type="string">
            <text:p>Anatolia + Qiagen</text:p>
          </table:table-cell>
          <table:table-cell office:value-type="string" calcext:value-type="string">
            <text:p>Erkek</text:p>
          </table:table-cell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office:value-type="string" calcext:value-type="string">
            <text:p>NAGİHAN YILMAZ</text:p>
          </table:table-cell>
          <table:table-cell office:value-type="string" calcext:value-type="string">
            <text:p>0</text:p>
          </table:table-cell>
          <table:table-cell office:value-type="date" office:date-value="1987-01-29" calcext:value-type="date">
            <text:p>29.01.1987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2-01-13T14:02:35" calcext:value-type="date">
            <text:p>13.01.2022</text:p>
          </table:table-cell>
          <table:table-cell office:value-type="string" calcext:value-type="string">
            <text:p>YETERSİZ NUMUNE</text:p>
          </table:table-cell>
          <table:table-cell table:number-columns-repeated="2"/>
          <table:table-cell office:value-type="string" calcext:value-type="string">
            <text:p>YETERSİZ NUMUNE</text:p>
          </table:table-cell>
          <table:table-cell office:value-type="string" calcext:value-type="string">
            <text:p>Anatolia + 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office:value-type="string" calcext:value-type="string">
            <text:p>ENGİN KADİR KARTAL</text:p>
          </table:table-cell>
          <table:table-cell office:value-type="string" calcext:value-type="string">
            <text:p>1</text:p>
          </table:table-cell>
          <table:table-cell office:value-type="date" office:date-value="1980-05-15" calcext:value-type="date">
            <text:p>15.05.1980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2-03-15T15:24:08" calcext:value-type="date">
            <text:p>15.03.2022</text:p>
          </table:table-cell>
          <table:table-cell office:value-type="string" calcext:value-type="string">
            <text:p>YETERSİZ NUMUNE</text:p>
          </table:table-cell>
          <table:table-cell table:number-columns-repeated="2"/>
          <table:table-cell office:value-type="string" calcext:value-type="string">
            <text:p>YETERSİZ NUMUNE</text:p>
          </table:table-cell>
          <table:table-cell office:value-type="string" calcext:value-type="string">
            <text:p>Anatolia + Qiagen</text:p>
          </table:table-cell>
          <table:table-cell office:value-type="string" calcext:value-type="string">
            <text:p>Erkek</text:p>
          </table:table-cell>
        </table:table-row>
        <table:table-row table:style-name="ro1">
          <table:table-cell office:value-type="float" office:value="41147021718" calcext:value-type="float">
            <text:p>41147021718</text:p>
          </table:table-cell>
          <table:table-cell office:value-type="string" calcext:value-type="string">
            <text:p>MEDİNE ÖZDEMİR</text:p>
          </table:table-cell>
          <table:table-cell office:value-type="string" calcext:value-type="string">
            <text:p>0</text:p>
          </table:table-cell>
          <table:table-cell office:value-type="date" office:date-value="1992-08-13" calcext:value-type="date">
            <text:p>13.08.1992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4T14:01:46" calcext:value-type="date">
            <text:p>04.08.2020</text:p>
          </table:table-cell>
          <table:table-cell office:value-type="string" calcext:value-type="string">
            <text:p>ÇALISMADAN SONUÇ ALINAMIYOR</text:p>
          </table:table-cell>
          <table:table-cell table:number-columns-repeated="2"/>
          <table:table-cell office:value-type="string" calcext:value-type="string">
            <text:p>ÇALISMADAN SONUÇ ALINAMIYOR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20036516542" calcext:value-type="float">
            <text:p>20036516542</text:p>
          </table:table-cell>
          <table:table-cell office:value-type="string" calcext:value-type="string">
            <text:p>CEVRİYE KARACAOĞLU</text:p>
          </table:table-cell>
          <table:table-cell office:value-type="string" calcext:value-type="string">
            <text:p>0</text:p>
          </table:table-cell>
          <table:table-cell office:value-type="date" office:date-value="1970-07-15" calcext:value-type="date">
            <text:p>15.07.1970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6T12:33:49" calcext:value-type="date">
            <text:p>06.08.2020</text:p>
          </table:table-cell>
          <table:table-cell office:value-type="string" calcext:value-type="string">
            <text:p>ÇALISMADAN SONUÇ ALINAMIYOR</text:p>
          </table:table-cell>
          <table:table-cell table:number-columns-repeated="2"/>
          <table:table-cell office:value-type="string" calcext:value-type="string">
            <text:p>ÇALISMADAN SONUÇ ALINAMIYOR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23222040746" calcext:value-type="float">
            <text:p>23222040746</text:p>
          </table:table-cell>
          <table:table-cell office:value-type="string" calcext:value-type="string">
            <text:p>NECMİ ÇETİNBOLAT</text:p>
          </table:table-cell>
          <table:table-cell office:value-type="string" calcext:value-type="string">
            <text:p>1</text:p>
          </table:table-cell>
          <table:table-cell office:value-type="date" office:date-value="1969-08-10" calcext:value-type="date">
            <text:p>10.08.1969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6T14:30:42" calcext:value-type="date">
            <text:p>06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Erkek</text:p>
          </table:table-cell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office:value-type="string" calcext:value-type="string">
            <text:p>SÜHEYLA ÇİĞDEM</text:p>
          </table:table-cell>
          <table:table-cell office:value-type="string" calcext:value-type="string">
            <text:p>0</text:p>
          </table:table-cell>
          <table:table-cell office:value-type="date" office:date-value="1974-01-01" calcext:value-type="date">
            <text:p>01.01.1974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7T13:40:31" calcext:value-type="date">
            <text:p>07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13043381104" calcext:value-type="float">
            <text:p>13043381104</text:p>
          </table:table-cell>
          <table:table-cell office:value-type="string" calcext:value-type="string">
            <text:p>ŞÜKRAN TOPAÇ</text:p>
          </table:table-cell>
          <table:table-cell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7T13:40:31" calcext:value-type="date">
            <text:p>07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17933777374" calcext:value-type="float">
            <text:p>17933777374</text:p>
          </table:table-cell>
          <table:table-cell office:value-type="string" calcext:value-type="string">
            <text:p>ŞEMSİ KARAGÖL</text:p>
          </table:table-cell>
          <table:table-cell office:value-type="string" calcext:value-type="string">
            <text:p>0</text:p>
          </table:table-cell>
          <table:table-cell office:value-type="date" office:date-value="1966-04-26" calcext:value-type="date">
            <text:p>26.04.1966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7T15:21:53" calcext:value-type="date">
            <text:p>07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office:value-type="string" calcext:value-type="string">
            <text:p>RIZA YEŞİLIRMAK</text:p>
          </table:table-cell>
          <table:table-cell office:value-type="string" calcext:value-type="string">
            <text:p>1</text:p>
          </table:table-cell>
          <table:table-cell office:value-type="date" office:date-value="1947-10-13" calcext:value-type="date">
            <text:p>13.10.1947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10T11:15:51" calcext:value-type="date">
            <text:p>10.08.2020</text:p>
          </table:table-cell>
          <table:table-cell office:value-type="string" calcext:value-type="string">
            <text:p>ÇALISMADAN SONUÇ ALINAMAMISTIR</text:p>
          </table:table-cell>
          <table:table-cell table:number-columns-repeated="2"/>
          <table:table-cell office:value-type="string" calcext:value-type="string">
            <text:p>ÇALISMADAN SONUÇ ALINAMAMISTIR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Erkek</text:p>
          </table:table-cell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office:value-type="string" calcext:value-type="string">
            <text:p>MÜZEYYEN DOĞAN</text:p>
          </table:table-cell>
          <table:table-cell office:value-type="string" calcext:value-type="string">
            <text:p>0</text:p>
          </table:table-cell>
          <table:table-cell office:value-type="date" office:date-value="1977-07-11" calcext:value-type="date">
            <text:p>11.07.1977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11T14:36:13" calcext:value-type="date">
            <text:p>11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office:value-type="string" calcext:value-type="string">
            <text:p>AYŞE GİDER</text:p>
          </table:table-cell>
          <table:table-cell office:value-type="string" calcext:value-type="string">
            <text:p>0</text:p>
          </table:table-cell>
          <table:table-cell office:value-type="date" office:date-value="1990-10-26" calcext:value-type="date">
            <text:p>26.10.1990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02-23T11:39:41" calcext:value-type="date">
            <text:p>23.02.2021</text:p>
          </table:table-cell>
          <table:table-cell office:value-type="string" calcext:value-type="string">
            <text:p>ÇALIŞMADAN SONIÇ ALINAMAMIŞTIR.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ÇALIŞMADAN SONIÇ ALINAMAMIŞTIR.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15962844616" calcext:value-type="float">
            <text:p>15962844616</text:p>
          </table:table-cell>
          <table:table-cell office:value-type="string" calcext:value-type="string">
            <text:p>ZARİFE TAN</text:p>
          </table:table-cell>
          <table:table-cell office:value-type="string" calcext:value-type="string">
            <text:p>0</text:p>
          </table:table-cell>
          <table:table-cell office:value-type="date" office:date-value="1965-03-01" calcext:value-type="date">
            <text:p>01.03.1965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06-14T13:54:11" calcext:value-type="date">
            <text:p>14.06.2021</text:p>
          </table:table-cell>
          <table:table-cell office:value-type="string" calcext:value-type="string">
            <text:p>ÇALIŞMADAN SONUÇ ALINAMIYOR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ÇALIŞMADAN SONUÇ ALINAMIYOR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office:value-type="string" calcext:value-type="string">
            <text:p>AYŞE KAVALALI</text:p>
          </table:table-cell>
          <table:table-cell office:value-type="string" calcext:value-type="string">
            <text:p>0</text:p>
          </table:table-cell>
          <table:table-cell office:value-type="date" office:date-value="1965-04-05" calcext:value-type="date">
            <text:p>05.04.1965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06-14T15:21:16" calcext:value-type="date">
            <text:p>14.06.2021</text:p>
          </table:table-cell>
          <table:table-cell office:value-type="string" calcext:value-type="string">
            <text:p>ÇALIŞMADAN SONUÇ ALINAMIYOR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ÇALIŞMADAN SONUÇ ALINAMIYOR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Kadın</text:p>
          </table:table-cell>
        </table:table-row>
      </table:table>
      <table:named-expressions/>
      <table:database-ranges>
        <table:database-range table:name="__Anonymous_Sheet_DB__0" table:target-range-address="'Sheet 1'.A1:'Sheet 1'.N23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₺</number:text>
      <number:number number:decimal-places="0" number:min-decimal-places="0" number:min-integer-digits="1" number:grouping="true"/>
    </number:number-style>
    <number:number-style style:name="N112">
      <number:text>-₺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₺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₺</number:text>
      <number:number number:decimal-places="2" number:min-decimal-places="2" number:min-integer-digits="1" number:grouping="true"/>
    </number:number-style>
    <number:number-style style:name="N115">
      <number:text>-₺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₺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₺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51">
      <number:day/>
      <number:text>.</number:text>
      <number:month number:style="long"/>
      <number:text>.</number:text>
      <number:year number:style="long"/>
    </number:date-style>
    <number:date-style style:name="N152">
      <number:day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0111" number:language="tr" number:country="TR">
      <number:day/>
      <number:text> </number:text>
      <number:month number:style="long" number:textual="true"/>
      <number:text> </number:text>
      <number:year number:style="long"/>
      <number:text> </number:text>
      <number:day-of-week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.00.0000</text:date>, <text:time style:data-style-name="N2" text:time-value="17:27:41.633315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3T17:39:07.373785965</dc:date>
    <meta:editing-duration>PT1H48S</meta:editing-duration>
    <meta:editing-cycles>7</meta:editing-cycles>
    <meta:generator>LibreOffice/7.2.7.2$Linux_X86_64 LibreOffice_project/20$Build-2</meta:generator>
    <meta:document-statistic meta:table-count="3" meta:cell-count="7416" meta:object-count="0"/>
  </office:meta>
</office:document-meta>
</file>